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1">
      <style:paragraph-properties fo:margin-left="0.5in" fo:margin-right="0in" fo:text-indent="0in" style:auto-text-indent="false"/>
    </style:style>
    <style:style style:name="P3" style:family="paragraph" style:parent-style-name="Standard" style:list-style-name="WWNum1">
      <style:paragraph-properties fo:margin-left="0.5in" fo:margin-right="0in" fo:text-indent="0in" style:auto-text-indent="false" fo:break-before="auto" fo:break-after="auto"/>
    </style:style>
    <style:style style:name="P4" style:family="paragraph" style:parent-style-name="Standard" style:list-style-name="WWNum1">
      <style:paragraph-properties fo:margin-left="0.5in" fo:margin-right="0in"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in" fo:margin-right="0in" fo:text-align="center"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in" fo:margin-right="0in" fo:keep-together="auto" fo:orphans="0" fo:widows="0" fo:text-indent="0in" style:auto-text-indent="false" fo:break-before="auto" fo:break-after="auto" fo:padding="0in" fo:border="none" fo:keep-with-next="auto"/>
      <style:text-properties style:font-name="Calibri" fo:font-size="11pt" style:font-name-asian="Calibri1" style:font-size-asian="11pt" style:font-name-complex="Calibri1" style:font-size-complex="11pt"/>
    </style:style>
    <style:style style:name="P7" style:family="paragraph" style:parent-style-name="Standard">
      <style:paragraph-properties fo:margin-left="0in" fo:margin-right="0in" fo:keep-together="auto" fo:orphans="0" fo:widows="0" fo:text-indent="0in" style:auto-text-indent="false" fo:break-before="auto" fo:break-after="auto" fo:padding="0in" fo:border="none" fo:keep-with-next="auto"/>
    </style:style>
    <style:style style:name="P8" style:family="paragraph" style:parent-style-name="Standard" style:list-style-name="WWNum1">
      <style:paragraph-properties fo:margin-left="0in" fo:margin-right="0in" fo:keep-together="auto" fo:orphans="0" fo:widows="0" fo:text-indent="0in" style:auto-text-indent="false" fo:break-before="auto" fo:break-after="auto" fo:padding="0in" fo:border="none" fo:keep-with-next="auto"/>
    </style:style>
    <style:style style:name="P9" style:family="paragraph" style:parent-style-name="Standard" style:list-style-name="WWNum1">
      <style:paragraph-properties fo:margin-left="0in" fo:margin-right="0in" fo:text-indent="0in" style:auto-text-indent="false" fo:break-before="auto" fo:break-after="auto" fo:padding="0in" fo:border="none"/>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list-style-name="WWNum1">
      <style:paragraph-properties fo:margin-left="0in" fo:margin-right="0in" fo:text-indent="0in" style:auto-text-indent="false" fo:break-before="auto" fo:break-after="auto"/>
    </style:style>
    <style:style style:name="P12" style:family="paragraph" style:parent-style-name="Standard">
      <style:paragraph-properties fo:margin-left="0in" fo:margin-right="0in" fo:text-indent="0in" style:auto-text-indent="false" fo:break-before="auto" fo:break-after="auto"/>
      <style:text-properties style:font-name="Calibri" fo:font-size="11pt" style:font-name-asian="Calibri1" style:font-size-asian="11pt" style:font-name-complex="Calibri1" style:font-size-complex="11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text-align="center" style:justify-single-word="false" fo:text-indent="0in" style:auto-text-indent="false"/>
      <style:text-properties fo:color="#1155cc" fo:font-size="10pt" style:font-size-asian="10pt" style:font-size-complex="10pt"/>
    </style:style>
    <style:style style:name="P16" style:family="paragraph" style:parent-style-name="Standard" style:list-style-name="WWNum2">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text-properties style:font-name="Calibri" fo:font-size="11pt" fo:font-weight="bold" style:font-name-asian="Calibri1" style:font-size-asian="11pt" style:font-weight-asian="bold" style:font-name-complex="Calibri1" style:font-size-complex="11pt"/>
    </style:style>
    <style:style style:name="P18" style:family="paragraph" style:parent-style-name="Standard" style:list-style-name="WWNum1">
      <style:paragraph-properties fo:margin-left="0in" fo:margin-right="0in" fo:text-indent="0in" style:auto-text-indent="false"/>
    </style:style>
    <style:style style:name="P19" style:family="paragraph" style:parent-style-name="Standard">
      <style:paragraph-properties fo:margin-left="0in" fo:margin-right="0in" fo:margin-top="0in" fo:margin-bottom="0.139in" loext:contextual-spacing="false" fo:line-height="100%" fo:text-indent="0in" style:auto-text-indent="false"/>
    </style:style>
    <style:style style:name="P20" style:family="paragraph" style:parent-style-name="Standard">
      <style:paragraph-properties fo:margin-left="0in" fo:margin-right="0in" fo:margin-top="0in" fo:margin-bottom="0.139in" loext:contextual-spacing="false" fo:line-height="100%" fo:keep-together="auto" fo:orphans="0" fo:widows="0"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00%" fo:keep-together="auto" fo:orphans="0" fo:widows="0" fo:text-indent="0in" style:auto-text-indent="false" fo:break-before="auto" fo:break-after="auto" fo:padding="0in" fo:border="none" fo:keep-with-next="auto"/>
    </style:style>
    <style:style style:name="P22" style:family="paragraph" style:parent-style-name="Standard" style:master-page-name="Standard">
      <style:paragraph-properties fo:margin-left="0in" fo:margin-right="0in" fo:text-align="center" style:justify-single-word="false" fo:keep-together="auto" fo:orphans="0" fo:widows="0" fo:text-indent="0in" style:auto-text-indent="false" style:page-number="1" fo:break-before="auto" fo:break-after="auto" fo:padding="0in" fo:border="none" fo:keep-with-next="auto"/>
    </style:style>
    <style:style style:name="P23" style:family="paragraph" style:parent-style-name="Standard" style:list-style-name="WWNum1">
      <style:paragraph-properties fo:break-before="auto" fo:break-after="auto" fo:padding="0in" fo:border="none"/>
    </style:style>
    <style:style style:name="P24" style:family="paragraph" style:parent-style-name="Standard" style:list-style-name="WWNum3">
      <style:paragraph-properties fo:margin-left="0.5in" fo:margin-right="0in" fo:text-indent="0.25in" style:auto-text-indent="false" fo:break-before="auto" fo:break-after="auto"/>
    </style:style>
    <style:style style:name="P25" style:family="paragraph" style:parent-style-name="Heading_20_1">
      <style:paragraph-properties fo:keep-together="always"/>
    </style:style>
    <style:style style:name="P26" style:family="paragraph" style:parent-style-name="Heading_20_1">
      <style:paragraph-properties fo:margin-left="0in" fo:margin-right="0in" fo:keep-together="always" fo:text-indent="0in" style:auto-text-indent="false"/>
    </style:style>
    <style:style style:name="P27" style:family="paragraph" style:parent-style-name="Heading_20_3">
      <style:paragraph-properties fo:text-align="start" style:justify-single-word="false"/>
    </style:style>
    <style:style style:name="P28" style:family="paragraph" style:parent-style-name="Heading_20_3">
      <style:paragraph-properties fo:margin-left="0in" fo:margin-right="0in" fo:text-indent="0in" style:auto-text-indent="false"/>
    </style:style>
    <style:style style:name="P29" style:family="paragraph" style:parent-style-name="Subtitle">
      <style:paragraph-properties fo:margin-left="0in" fo:margin-right="0in" fo:text-align="start" style:justify-single-word="false" fo:text-indent="0in" style:auto-text-indent="false" fo:break-before="auto" fo:break-after="auto"/>
      <style:text-properties style:font-name="Calibri" style:font-name-asian="Calibri1" style:font-name-complex="Calibri1"/>
    </style:style>
    <style:style style:name="P30" style:family="paragraph">
      <loext:graphic-properties draw:fill="solid" draw:fill-color="#a0a0a0"/>
      <style:paragraph-properties fo:text-align="center"/>
    </style:style>
    <style:style style:name="T1" style:family="text">
      <style:text-properties fo:font-variant="normal" fo:text-transform="none" style:font-name="Calibri" fo:font-size="18pt" fo:font-weight="bold" style:font-name-asian="Calibri1" style:font-size-asian="18pt" style:font-weight-asian="bold" style:font-name-complex="Calibri1" style:font-size-complex="18pt"/>
    </style:style>
    <style:style style:name="T2" style:family="text">
      <style:text-properties fo:font-variant="normal" fo:text-transform="none" style:font-name="Calibri" fo:font-size="11pt" style:font-name-asian="Calibri1" style:font-size-asian="11pt" style:font-name-complex="Calibri1" style:font-size-complex="11pt"/>
    </style:style>
    <style:style style:name="T3" style:family="text">
      <style:text-properties fo:font-variant="normal" fo:text-transform="none" style:font-name="Calibri" fo:font-size="11pt" fo:font-weight="bold" style:font-name-asian="Calibri1" style:font-size-asian="11pt" style:font-weight-asian="bold" style:font-name-complex="Calibri1" style:font-size-complex="11pt"/>
    </style:style>
    <style:style style:name="T4"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6" style:family="text">
      <style:text-properties fo:font-variant="normal" fo:text-transform="none" fo:font-size="11pt" style:font-size-asian="11pt" style:font-size-complex="11pt"/>
    </style:style>
    <style:style style:name="T7" style:family="text">
      <style:text-properties style:font-name="Calibri" fo:font-size="10pt" style:font-name-asian="Calibri1" style:font-size-asian="10pt" style:font-name-complex="Calibri1" style:font-size-complex="10pt"/>
    </style:style>
    <style:style style:name="T8" style:family="text">
      <style:text-properties style:font-name="Calibri" fo:font-size="11pt" style:font-name-asian="Calibri1" style:font-size-asian="11pt" style:font-name-complex="Calibri1" style:font-size-complex="11pt"/>
    </style:style>
    <style:style style:name="T9" style:family="text">
      <style:text-properties style:font-name="Calibri" fo:font-size="11pt" style:font-name-asian="Calibri1" style:font-size-asian="11pt" style:font-name-complex="Calibri1" style:font-size-complex="11pt" fo:background-color="#ffffff"/>
    </style:style>
    <style:style style:name="T10" style:family="text">
      <style:text-properties style:font-name="Calibri" fo:font-size="11pt" fo:font-weight="bold" style:font-name-asian="Calibri1" style:font-size-asian="11pt" style:font-weight-asian="bold" style:font-name-complex="Calibri1" style:font-size-complex="11pt"/>
    </style:style>
    <style:style style:name="T11" style:family="text">
      <style:text-properties style:font-name="Calibri" fo:font-size="11pt" style:text-underline-style="none" style:font-name-asian="Calibri1" style:font-size-asian="11pt" style:font-name-complex="Calibri1" style:font-size-complex="11pt" fo:background-color="#ffffff"/>
    </style:style>
    <style:style style:name="T12" style:family="text">
      <style:text-properties style:font-name="Calibri" fo:font-size="10.5pt" style:font-name-asian="Calibri1" style:font-size-asian="10.5pt" style:font-name-complex="Calibri1" style:font-size-complex="10.5pt" fo:background-color="#ffffff"/>
    </style:style>
    <style:style style:name="T13" style:family="text">
      <style:text-properties style:font-name="Calibri" fo:font-size="7pt" style:font-name-asian="Calibri1" style:font-size-asian="7pt" style:font-name-complex="Calibri1" style:font-size-complex="7pt"/>
    </style:style>
    <style:style style:name="T14" style:family="text">
      <style:text-properties style:font-name="Calibri" style:font-name-asian="Calibri1" style:font-name-complex="Calibri1" fo:background-color="#ffffff"/>
    </style:style>
    <style:style style:name="T15" style:family="text">
      <style:text-properties fo:color="#1155cc" fo:font-size="10pt" style:font-size-asian="10pt" style:font-size-complex="10pt"/>
    </style:style>
    <style:style style:name="T16" style:family="text">
      <style:text-properties fo:color="#1155cc" style:font-name="Calibri" fo:font-size="10pt" style:font-name-asian="Calibri1" style:font-size-asian="10pt" style:font-name-complex="Calibri1" style:font-size-complex="10pt"/>
    </style:style>
    <style:style style:name="T17" style:family="text">
      <style:text-properties fo:color="#1155cc" style:font-name="Calibri" fo:font-size="11pt" style:text-underline-style="solid" style:text-underline-width="auto" style:text-underline-color="font-color" style:font-name-asian="Calibri1" style:font-size-asian="11pt" style:font-name-complex="Calibri1" style:font-size-complex="11pt"/>
    </style:style>
    <style:style style:name="T18" style:family="text">
      <style:text-properties fo:color="#1155cc" style:font-name="Calibri" fo:font-size="11pt" style:text-underline-style="solid" style:text-underline-width="auto" style:text-underline-color="font-color" style:font-name-asian="Calibri1" style:font-size-asian="11pt" style:font-name-complex="Calibri1" style:font-size-complex="11pt" fo:background-color="#ffffff"/>
    </style:style>
    <style:style style:name="T19" style:family="text">
      <style:text-properties fo:color="#1155cc" style:font-name="Calibri" fo:font-size="11pt" style:font-name-asian="Calibri1" style:font-size-asian="11pt" style:font-name-complex="Calibri1" style:font-size-complex="11pt"/>
    </style:style>
    <style:style style:name="T20" style:family="text">
      <style:text-properties fo:color="#1155cc"/>
    </style:style>
    <style:style style:name="T21" style:family="text">
      <style:text-properties fo:color="#1155cc" style:text-underline-style="solid" style:text-underline-width="auto" style:text-underline-color="font-color"/>
    </style:style>
    <style:style style:name="T22" style:family="text">
      <style:text-properties fo:color="#1155cc" fo:font-size="12pt" style:text-underline-style="solid" style:text-underline-width="auto" style:text-underline-color="font-color" style:font-size-asian="12pt" style:font-size-complex="12pt"/>
    </style:style>
    <style:style style:name="T23"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style:style>
    <style:style style:name="T24" style:family="text">
      <style:text-properties fo:font-size="10pt" style:font-size-asian="10pt" style:font-size-complex="10pt"/>
    </style:style>
    <style:style style:name="T25" style:family="text">
      <style:text-properties fo:color="#274e13" fo:font-size="12pt" style:font-size-asian="12pt" style:font-size-complex="12pt"/>
    </style:style>
    <style:style style:name="T26" style:family="text">
      <style:text-properties style:text-position="0% 100%" fo:font-size="12pt" style:font-size-asian="12pt" style:font-size-complex="12pt"/>
    </style:style>
    <style:style style:name="T27" style:family="text">
      <style:text-properties fo:font-weight="bold" style:font-weight-asian="bold"/>
    </style:style>
    <style:style style:name="T28" style:family="text">
      <style:text-properties fo:font-size="11pt" style:font-size-asian="11pt" style:font-size-complex="11pt"/>
    </style:style>
    <style:style style:name="T29" style:family="text">
      <style:text-properties style:text-underline-style="none"/>
    </style:style>
    <style:style style:name="T30" style:family="text">
      <style:text-properties style:text-underline-style="none" fo:background-color="#ffffff"/>
    </style:style>
    <style:style style:name="T31" style:family="text">
      <style:text-properties fo:font-size="7pt" style:font-size-asian="7pt" style:font-size-complex="7pt"/>
    </style:style>
    <style:style style:name="T32" style:family="text">
      <style:text-properties fo:background-color="#ffffff"/>
    </style:style>
    <style:style style:name="T33" style:family="text">
      <style:text-properties style:text-position="super 58%" style:font-name="Calibri" fo:font-size="11pt" style:font-name-asian="Calibri1" style:font-size-asian="11pt" style:font-name-complex="Calibri1" style:font-size-complex="11pt"/>
    </style:style>
    <style:style style:name="T34" style:family="text">
      <style:text-properties style:font-name="Roboto" fo:font-size="10.5pt" style:font-name-asian="Roboto1" style:font-size-asian="10.5pt" style:font-name-complex="Roboto1" style:font-size-complex="10.5pt"/>
    </style:style>
    <style:style style:name="T35" style:family="text">
      <style:text-properties fo:font-size="12pt" style:font-size-asian="12pt" style:font-size-complex="12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gjdgxs"/><text:span text:style-name="T1">PETER H BOLING</text:span></text:p>
      <text:p text:style-name="P5"><text:span text:style-name="T7">📍Detroit, MI</text:span><text:span text:style-name="T15"> (</text:span><text:span text:style-name="T24">r</text:span><text:span text:style-name="T7">emote-only) </text:span><text:span text:style-name="T15">⦚</text:span><text:span text:style-name="T7"> </text:span><text:span text:style-name="T24">⌚️</text:span><text:span text:style-name="T7">TZ-America/*</text:span><text:span text:style-name="T24"> </text:span><text:span text:style-name="T15">⦚</text:span><text:span text:style-name="T7"> </text:span><text:a xlink:type="simple" xlink:href="tel:+1-925-252-5351" text:style-name="ListLabel_20_28" text:visited-style-name="ListLabel_20_28"><text:span text:style-name="T16">📞(925) 252-5351</text:span></text:a><text:span text:style-name="T7"> </text:span><text:span text:style-name="T15">⦚</text:span><text:span text:style-name="T7"> </text:span><text:a xlink:type="simple" xlink:href="mailto:peter@railsbling.com" text:style-name="ListLabel_20_28" text:visited-style-name="ListLabel_20_28"><text:span text:style-name="T16">📧peter@railsbling.com</text:span></text:a></text:p>
      <text:p text:style-name="P14"><text:a xlink:type="simple" xlink:href="http://railsbling.com" text:style-name="ListLabel_20_28" text:visited-style-name="ListLabel_20_28"><text:span text:style-name="T16">🔗Portfolio</text:span></text:a><text:span text:style-name="T16"> </text:span><text:span text:style-name="T15">⦚</text:span><text:span text:style-name="T16"> </text:span><text:a xlink:type="simple" xlink:href="https://rubygems.org/profiles/pboling" text:style-name="ListLabel_20_28" text:visited-style-name="ListLabel_20_28"><text:span text:style-name="T16">💎Gems</text:span></text:a><text:span text:style-name="T15"> ⦚ </text:span><text:a xlink:type="simple" xlink:href="https://github.com/pboling" text:style-name="ListLabel_20_29" text:visited-style-name="ListLabel_20_29"><text:span text:style-name="T15">🐙Hub</text:span></text:a><text:span text:style-name="T15"> ⦚ </text:span><text:a xlink:type="simple" xlink:href="https://gitlab.com/pboling" text:style-name="ListLabel_20_29" text:visited-style-name="ListLabel_20_29"><text:span text:style-name="T15">🧪Lab</text:span></text:a><text:span text:style-name="T15"> ⦚ </text:span><text:a xlink:type="simple" xlink:href="https://sr.ht/~galtzo/" text:style-name="ListLabel_20_29" text:visited-style-name="ListLabel_20_29"><text:span text:style-name="T15">🛖Hut</text:span></text:a><text:span text:style-name="T15"> ⦚ </text:span><text:a xlink:type="simple" xlink:href="https://calendly.com/peter-boling/30min" text:style-name="ListLabel_20_29" text:visited-style-name="ListLabel_20_29"><text:span text:style-name="T15">📅Calendly</text:span></text:a></text:p>
      <text:p text:style-name="P15"/>
      <text:p text:style-name="P26"><text:bookmark text:name="_tp5ov9farryy"/><text:span text:style-name="T25">Director of Engineering, Principal Engineer, Rubyist &amp; Certified Barista</text:span><draw:rect text:anchor-type="as-char" style:rel-width="100%" draw:z-index="0" draw:style-name="gr1" draw:text-style-name="P30" svg:width="0.0012in" svg:height="0.0213in"><text:p/></draw:rect></text:p>
      <text:p text:style-name="P19">Team leader, mentor, and builder of web applications great and small, since 2004; system administrator since 1997. Passionate about testing, efficiency, learning best practices, and improving the human condition by automation.</text:p>
      <text:p text:style-name="P19"><text:span text:style-name="T8">F</text:span>amiliar with Ruby and Javascript frameworks, old and new, but appreciate Rails and SvelteJS most. Sponsored and recognized by <text:a xlink:type="simple" xlink:href="https://github.blog/2022-06-24-thank-you-to-our-maintainers/" text:style-name="ListLabel_20_30" text:visited-style-name="ListLabel_20_30"><text:span text:style-name="T20">Github in July 2022</text:span></text:a> as one of 904 developers whose open source code their platform relies on. Engineered solutions for nearly every industry sector. Specialize in migrating legacy systems to modern architectures utilizing principles of BDD, and DDD. Prefer event storming for deriving lexicon of a business domain.</text:p>
      <text:p text:style-name="P20">Built world’s first enterprise Rails app running on Windows Server 2k3 &amp; IIS6 (2006, <text:a xlink:type="simple" xlink:href="https://discuss.rubyonrails.org/t/iis-new-fastcgi-support-and-rails/5614/5" text:style-name="ListLabel_20_31" text:visited-style-name="ListLabel_20_31"><text:span text:style-name="T21">ref1</text:span></text:a>, <text:a xlink:type="simple" xlink:href="https://markmail.org/message/tvkxqnpjltu5xvtk#query:+page:1+mid:tvkxqnpjltu5xvtk+state:results" text:style-name="ListLabel_20_31" text:visited-style-name="ListLabel_20_31"><text:span text:style-name="T21">ref2</text:span></text:a>). <text:span text:style-name="T8">Led massive PHP-to-Rails migrations @ </text:span><text:a xlink:type="simple" xlink:href="https://www.asmallworld.com" text:style-name="ListLabel_20_32" text:visited-style-name="ListLabel_20_32"><text:span text:style-name="T17">aSmallWorld</text:span></text:a><text:span text:style-name="T8"> (2008-9) and </text:span><text:a xlink:type="simple" xlink:href="https://www.biblegateway.com" text:style-name="ListLabel_20_32" text:visited-style-name="ListLabel_20_32"><text:span text:style-name="T17">BibleGateway</text:span></text:a><text:span text:style-name="T8"> (2009-10).</text:span></text:p>
      <text:p text:style-name="P21"><text:span text:style-name="T8">FLOSS Leader and Advocate, hundreds of thousands of projects and companies rely on my open source work</text:span>.</text:p>
      <text:p text:style-name="P21"/>
      <text:p text:style-name="Heading_20_1"><text:bookmark text:name="_5zsiwiq4h1ex"/>Leadership &amp; Management Summary<draw:rect text:anchor-type="as-char" style:rel-width="100%" draw:z-index="1" draw:style-name="gr1" draw:text-style-name="P30" svg:width="0.0012in" svg:height="0.0213in"><text:p/></draw:rect></text:p>
      <text:p text:style-name="P13"><text:span text:style-name="T10">Director of Engineering</text:span><text:span text:style-name="T8">, </text:span><text:a xlink:type="simple" xlink:href="https://rivierapartners.com" text:style-name="ListLabel_20_33" text:visited-style-name="ListLabel_20_33"><text:span text:style-name="T19">Riviera Partners</text:span></text:a><text:span text:style-name="T8">; </text:span><text:span text:style-name="T12">20</text:span><text:span text:style-name="T8"> engineers, 7 direct reports; 202</text:span>0<text:span text:style-name="T8"> - present</text:span></text:p>
      <text:p text:style-name="P13"><text:span text:style-name="T10">Executive Director</text:span><text:span text:style-name="T8">, National Progressive Party; managed volunteer efforts</text:span> &amp;<text:span text:style-name="T8"> policy, helped launch </text:span><text:a xlink:type="simple" xlink:href="https://waprogressiveparty.org/" text:style-name="ListLabel_20_33" text:visited-style-name="ListLabel_20_33"><text:span text:style-name="T19">Washington Progressive Party</text:span></text:a><text:span text:style-name="T8">; 2020 - 2022</text:span></text:p>
      <text:p text:style-name="P13"><text:span text:style-name="T27">Board Member</text:span> (ex-officio), National Progressive Party; 2020 - 2022</text:p>
      <text:p text:style-name="P13"><text:span text:style-name="T10">Deputy Director of Outreach</text:span><text:span text:style-name="T8">, National Progressive Party; grew social media 10x in </text:span>3mo<text:span text:style-name="T8">; 2020</text:span></text:p>
      <text:p text:style-name="P13"><text:span text:style-name="T10">Technical Advisor</text:span><text:span text:style-name="T8">, Karuna Health; </text:span>a<text:span text:style-name="T8">rchitecture, mentoring, planning; <text:s/>2018 - 2020 (Acquired)</text:span></text:p>
      <text:p text:style-name="P13"><text:span text:style-name="T10">Leadership Fundamentals</text:span><text:span text:style-name="T8">, </text:span><text:a xlink:type="simple" xlink:href="https://boltthreads.com/" text:style-name="ListLabel_20_30" text:visited-style-name="ListLabel_20_30"><text:span text:style-name="T20">Bolt Threads</text:span></text:a><text:span text:style-name="T8">; intensive training; 2017 - 2018</text:span></text:p>
      <text:p text:style-name="P13"><text:span text:style-name="T10">Web Team Lead</text:span><text:span text:style-name="T8">, </text:span><text:a xlink:type="simple" xlink:href="https://invoice.2go.com/" text:style-name="ListLabel_20_33" text:visited-style-name="ListLabel_20_33"><text:span text:style-name="T19">Invoice2go</text:span></text:a><text:span text:style-name="T8">; </text:span>m<text:span text:style-name="T8">anaged 6 </text:span>devs<text:span text:style-name="T8">, </text:span>&amp;<text:span text:style-name="T8"> 1 QA Engineer; 2016 - 2017</text:span></text:p>
      <text:p text:style-name="P13"><text:span text:style-name="T10">Automation Team Lead</text:span><text:span text:style-name="T8">, </text:span><text:a xlink:type="simple" xlink:href="https://invoice.2go.com/" text:style-name="ListLabel_20_30" text:visited-style-name="ListLabel_20_30"><text:span text:style-name="T20">Invoice2go</text:span></text:a><text:span text:style-name="T8">; </text:span>m<text:span text:style-name="T8">anaged 1 </text:span>dev<text:span text:style-name="T8">, coordinated horizontally; 2016 - 2017</text:span></text:p>
      <text:p text:style-name="P13"><text:span text:style-name="T10">CTO and Co-founder</text:span><text:span text:style-name="T8">, Acquaintable; online dating; </text:span>m<text:span text:style-name="T8">anaged team of 5</text:span>;<text:span text:style-name="T8"> 2012 - 2013 (Acquired)</text:span></text:p>
      <text:p text:style-name="P13"><text:soft-page-break/><text:span text:style-name="T10">Co-founder</text:span><text:span text:style-name="T8">, </text:span><text:a xlink:type="simple" xlink:href="http://wordtree.org/" text:style-name="ListLabel_20_33" text:visited-style-name="ListLabel_20_33"><text:span text:style-name="T19">Word Tree Foundation</text:span></text:a><text:span text:style-name="T8">; Big Data analysis of literary</text:span> provenance<text:span text:style-name="T8">; 2013 - present</text:span></text:p>
      <text:p text:style-name="P13"><text:span text:style-name="T10">First Employee &amp; Team Lead</text:span><text:span text:style-name="T8">, </text:span><text:a xlink:type="simple" xlink:href="https://www.bloomberg.com/" text:style-name="ListLabel_20_33" text:visited-style-name="ListLabel_20_33"><text:span text:style-name="T19">Bloomberg</text:span></text:a><text:a xlink:type="simple" xlink:href="https://www.bloomberg.com/" text:style-name="ListLabel_20_30" text:visited-style-name="ListLabel_20_30"><text:span text:style-name="T20">’s</text:span></text:a><text:span text:style-name="T8"> wealth </text:span>mgmt tool<text:span text:style-name="T8">; </text:span>led<text:span text:style-name="T8"> team of 1; 2010 - 2012</text:span></text:p>
      <text:p text:style-name="P13"><text:span text:style-name="T10">Team Lead, </text:span><text:span text:style-name="T28">Sagebit</text:span><text:span text:style-name="T8">; </text:span>m<text:span text:style-name="T8">entored 5 recent graduate programmers; 2008 - 2009</text:span></text:p>
      <text:p text:style-name="P13"><text:span text:style-name="T27">RubyGem</text:span><text:span text:style-name="T10"> Project Lead</text:span>, <text:span text:style-name="T28">66+ to</text:span>tal libraries; following have widest adoption:</text:p>
      <text:list xml:id="list3867983365" text:style-name="WWNum2">
        <text:list-item>
          <text:p text:style-name="P16"><text:a xlink:type="simple" xlink:href="https://rubygems.org/gems/oauth2" text:style-name="ListLabel_20_30" text:visited-style-name="ListLabel_20_30"><text:span text:style-name="T20">oauth2</text:span></text:a> - OAuth 2 Client; maintainer since 2017; 123.9MM DL</text:p>
        </text:list-item>
        <text:list-item>
          <text:p text:style-name="P16"><text:a xlink:type="simple" xlink:href="https://rubygems.org/gems/oauth" text:style-name="ListLabel_20_33" text:visited-style-name="ListLabel_20_33"><text:span text:style-name="T19">oauth</text:span></text:a><text:span text:style-name="T8"> - OAuth 1 Client &amp; Server; </text:span>maintainer <text:span text:style-name="T8">since 2021</text:span>; 82.9MM DL</text:p>
        </text:list-item>
        <text:list-item>
          <text:p text:style-name="P16"><text:a xlink:type="simple" xlink:href="https://rubygems.org/gems/version_gem" text:style-name="ListLabel_20_30" text:visited-style-name="ListLabel_20_30"><text:span text:style-name="T20">version_gem</text:span></text:a> - Gemspec-compatible VERSION enhancer; author, 2022; 3.3MM DL</text:p>
        </text:list-item>
        <text:list-item>
          <text:p text:style-name="P16"><text:a xlink:type="simple" xlink:href="https://rubygems.org/gems/dynamoid" text:style-name="ListLabel_20_30" text:visited-style-name="ListLabel_20_30"><text:span text:style-name="T20">dynamoid</text:span></text:a> - Amazon DynamoDB ORM; maintainer since 2016; 2.8MM DL</text:p>
        </text:list-item>
        <text:list-item>
          <text:p text:style-name="P16"><text:a xlink:type="simple" xlink:href="https://rubygems.org/gems/gem_bench" text:style-name="ListLabel_20_30" text:visited-style-name="ListLabel_20_30"><text:span text:style-name="T20">gem_bench</text:span></text:a> - Gemfile static analysis; author, 2013; 2.8MM DL</text:p>
        </text:list-item>
        <text:list-item>
          <text:p text:style-name="P16"><text:a xlink:type="simple" xlink:href="https://rubygems.org/gems/flag_shih_tzu" text:style-name="ListLabel_20_30" text:visited-style-name="ListLabel_20_30"><text:span text:style-name="T20">flag_shih_tzu</text:span></text:a> - bitfields for ActiveRecord; maintainer since 2012; 1.8MM DL</text:p>
        </text:list-item>
        <text:list-item>
          <text:p text:style-name="P16"><text:a xlink:type="simple" xlink:href="https://rubygems.org/gems/sanitize_email" text:style-name="ListLabel_20_30" text:visited-style-name="ListLabel_20_30"><text:span text:style-name="T20">sanitize_email</text:span></text:a> - email condom for Ruby server; author, 2009; 1.5MM DL</text:p>
        </text:list-item>
        <text:list-item>
          <text:p text:style-name="P16"><text:a xlink:type="simple" xlink:href="https://rubygems.org/gems/omniauth-identity" text:style-name="ListLabel_20_30" text:visited-style-name="ListLabel_20_30"><text:span text:style-name="T20">omniauth-identity</text:span></text:a> - trad un/pw adapter for omniauth; maintainer since 2020; 1.4MM DL</text:p>
        </text:list-item>
      </text:list>
      <text:p text:style-name="P17"/>
      <text:p text:style-name="P26"><text:bookmark text:name="_jnpl2vumys4g"/><text:span text:style-name="T25">Director of Engineering ⦚ </text:span><text:a xlink:type="simple" xlink:href="https://rivierapartners.com" text:style-name="ListLabel_20_34" text:visited-style-name="ListLabel_20_34"><text:span text:style-name="T22">Riviera Partners</text:span></text:a><text:span text:style-name="T25"> ⦚ Feb 2020 - present</text:span><draw:rect text:anchor-type="as-char" style:rel-width="100%" draw:z-index="2" draw:style-name="gr1" draw:text-style-name="P30" svg:width="0.0012in" svg:height="0.0213in"><text:p/></draw:rect></text:p>
      <text:p text:style-name="P13"><text:span text:style-name="T31">🥞</text:span><text:span text:style-name="T13">Rails 5.2, Ruby 2.5</text:span><text:span text:style-name="T31">…</text:span><text:span text:style-name="T13">2.7, RSpec, PostgreSQL, SQS, S3, ES, Sidekiq, </text:span><text:span text:style-name="T31">k8</text:span><text:span text:style-name="T13">, Hasura, SchemaHero, GraphQL, CQRS+ES, Svelte, JIRA, Github</text:span></text:p>
      <text:list xml:id="list3977157906" text:style-name="WWNum1">
        <text:list-item>
          <text:p text:style-name="P18"><text:span text:style-name="T14">Managed back-end and devops teams. Focused on infrastructure as code and services</text:span></text:p>
        </text:list-item>
        <text:list-item>
          <text:p text:style-name="P18"><text:span text:style-name="T32">Automated &amp; templated email campaigns improving response by order of magnitude</text:span></text:p>
        </text:list-item>
        <text:list-item>
          <text:p text:style-name="P18"><text:span text:style-name="T32">Utilized</text:span><text:span text:style-name="T14"> event </text:span><text:span text:style-name="T32">s</text:span><text:span text:style-name="T14">torming to </text:span><text:span text:style-name="T32">map business domain</text:span><text:span text:style-name="T14"> (Domain Driven Design)</text:span></text:p>
        </text:list-item>
        <text:list-item>
          <text:p text:style-name="P18"><text:span text:style-name="T32">Maintained</text:span><text:span text:style-name="T14"> legacy system</text:span><text:span text:style-name="T32">, while</text:span><text:span text:style-name="T14"> </text:span><text:span text:style-name="T32">p</text:span><text:span text:style-name="T14">reparing data migrations to new system</text:span></text:p>
        </text:list-item>
        <text:list-item>
          <text:p text:style-name="P18"><text:span text:style-name="T32">U</text:span><text:span text:style-name="T14">pgrad</text:span><text:span text:style-name="T32">ed</text:span><text:span text:style-name="T14"> </text:span><text:span text:style-name="T32">tools, </text:span><text:span text:style-name="T14">dependencies and SSL certificates, patch</text:span><text:span text:style-name="T32">ed</text:span><text:span text:style-name="T14"> C</text:span><text:span text:style-name="T32">VE</text:span><text:span text:style-name="T14">s</text:span></text:p>
        </text:list-item>
        <text:list-item>
          <text:p text:style-name="P18"><text:span text:style-name="T32">Reduced costs;</text:span><text:span text:style-name="T14"> </text:span><text:span text:style-name="T32">kept business solvent</text:span></text:p>
        </text:list-item>
        <text:list-item>
          <text:p text:style-name="P18"><text:soft-page-break/><text:span text:style-name="T32">Promoted to Director of Engineering:</text:span></text:p>
          <text:list>
            <text:list-item>
              <text:p text:style-name="P2"><text:span text:style-name="T32">Org comprised 20 engineers among back-end, front-end, devops, DS &amp; QA</text:span></text:p>
            </text:list-item>
          </text:list>
        </text:list-item>
      </text:list>
      <text:p text:style-name="P13"/>
      <text:p text:style-name="P25"><text:bookmark text:name="_ug63ikoxxa"/><text:span text:style-name="T25">Technical Advisor, Principal Software Engineer ⦚ </text:span><text:a xlink:type="simple" xlink:href="https://www.facebook.com/meetkarunahealth/" text:style-name="ListLabel_20_34" text:visited-style-name="ListLabel_20_34"><text:span text:style-name="T22">Karuna Health</text:span></text:a><text:span text:style-name="T25"> ⦚ Nov 2018 - Apr 2020</text:span><draw:rect text:anchor-type="as-char" style:rel-width="100%" draw:z-index="3" draw:style-name="gr1" draw:text-style-name="P30" svg:width="0.0012in" svg:height="0.0213in"><text:p/></draw:rect></text:p>
      <text:p text:style-name="P10"><text:span text:style-name="T31">🥞</text:span><text:span text:style-name="T13">Rails 5.2, Ruby 2.5</text:span><text:span text:style-name="T31">…</text:span><text:span text:style-name="T13">2.6, RSpec, PostgreSQL, SQS, Protobuf, S3, ES, </text:span><text:span text:style-name="T31">S</text:span><text:span text:style-name="T13">idekiq, Aptible, Github</text:span></text:p>
      <text:list xml:id="list13359354393712" text:continue-numbering="true" text:style-name="WWNum1">
        <text:list-item>
          <text:p text:style-name="P11"><text:span text:style-name="T9">Advis</text:span><text:span text:style-name="T32">ed</text:span><text:span text:style-name="T9"> on technology and hiring at Karuna Health</text:span></text:p>
        </text:list-item>
        <text:list-item>
          <text:p text:style-name="P11"><text:span text:style-name="T9">Built email gateway, notification services, and helped plan architecture of system</text:span></text:p>
        </text:list-item>
        <text:list-item>
          <text:p text:style-name="P11"><text:span text:style-name="T32">Implemented automation to</text:span><text:span text:style-name="T9"> correct many forms of data corruption</text:span></text:p>
        </text:list-item>
        <text:list-item>
          <text:p text:style-name="P11"><text:span text:style-name="T32">A</text:span><text:span text:style-name="T9">cquired by </text:span><text:a xlink:type="simple" xlink:href="https://www.commure.com/" text:style-name="ListLabel_20_35" text:visited-style-name="ListLabel_20_35"><text:span text:style-name="T18">Commure</text:span></text:a><text:a xlink:type="simple" xlink:href="https://www.commure.com/" text:style-name="ListLabel_20_35" text:visited-style-name="ListLabel_20_35"><text:span text:style-name="T18">, Inc</text:span></text:a></text:p>
        </text:list-item>
      </text:list>
      <text:p text:style-name="P10"/>
      <text:p text:style-name="P26"><text:bookmark text:name="_g6ga4h9l23nw"/><text:span text:style-name="T25">Principal Software Engineer ⦚ </text:span><text:a xlink:type="simple" xlink:href="https://9thbit.net" text:style-name="ListLabel_20_34" text:visited-style-name="ListLabel_20_34"><text:span text:style-name="T22">9thBit LLC</text:span></text:a><text:span text:style-name="T25"> ⦚ Nov 2018 - Nov 2019</text:span><draw:rect text:anchor-type="as-char" style:rel-width="100%" draw:z-index="4" draw:style-name="gr1" draw:text-style-name="P30" svg:width="0.0012in" svg:height="0.0213in"><text:p/></draw:rect></text:p>
      <text:p text:style-name="P27"><text:bookmark text:name="_5lg993fi25a9"/>🥞Rails 5.2, Ruby 2.4=&gt;2.6, React v16, Redux, RSpec, PostgreSQL, S3, ES, Redis, Memcached, Sidekiq, JIRA, Github, Cypress, Contentful</text:p>
      <text:list xml:id="list13359876170402" text:continue-numbering="true" text:style-name="WWNum1">
        <text:list-item>
          <text:p text:style-name="P11"><text:span text:style-name="T8">Initially 6 month contract; extended to 12 months to work on following products:</text:span></text:p>
          <text:list>
            <text:list-item>
              <text:p text:style-name="P2"><text:a xlink:type="simple" xlink:href="https://gainbridge.io/" text:style-name="ListLabel_20_31" text:visited-style-name="ListLabel_20_31"><text:span text:style-name="T21">Gainbridge</text:span></text:a>, <text:a xlink:type="simple" xlink:href="https://www.delawarelife.com/" text:style-name="ListLabel_20_31" text:visited-style-name="ListLabel_20_31"><text:span text:style-name="T21">Delaware Life</text:span></text:a>, <text:a xlink:type="simple" xlink:href="https://www.group1001.com/" text:style-name="ListLabel_20_31" text:visited-style-name="ListLabel_20_31"><text:span text:style-name="T21">Group1001</text:span></text:a>, Relay Rewards (offline)</text:p>
            </text:list-item>
          </text:list>
        </text:list-item>
        <text:list-item>
          <text:p text:style-name="P11"><text:span text:style-name="T8">Design and implement all analytics solutions and integrations (React v16 &amp; Redux</text:span>)</text:p>
        </text:list-item>
        <text:list-item>
          <text:p text:style-name="P11">Primary developer of all Rails-based apps (Relay Rewards &amp; Group1001)</text:p>
        </text:list-item>
        <text:list-item>
          <text:p text:style-name="P11"><text:span text:style-name="T8">Developing front end (Gainbridge, React v16 &amp; Redux)</text:span></text:p>
        </text:list-item>
        <text:list-item>
          <text:p text:style-name="P11"><text:span text:style-name="T8">Built E2E specs in Cypress (G</text:span>ainbridge)</text:p>
        </text:list-item>
        <text:list-item>
          <text:p text:style-name="P11"><text:span text:style-name="T8">JIRA administration &amp; process development</text:span></text:p>
        </text:list-item>
      </text:list>
      <text:p text:style-name="P29"><text:bookmark text:name="_3uaavl9inmz5"/></text:p>
      <text:p text:style-name="P25"><text:bookmark text:name="_m48pgwuhmu0b"/><text:span text:style-name="T25">Principal Software Engineer ⦚ </text:span><text:a xlink:type="simple" xlink:href="https://9thbit.net" text:style-name="ListLabel_20_34" text:visited-style-name="ListLabel_20_34"><text:span text:style-name="T22">9thBit LLC</text:span></text:a><text:span text:style-name="T25"> ⦚ May 2016 - Nov 2018</text:span><draw:rect text:anchor-type="as-char" style:rel-width="100%" draw:z-index="5" draw:style-name="gr1" draw:text-style-name="P30" svg:width="0.0012in" svg:height="0.0213in"><text:p/></draw:rect></text:p>
      <text:p text:style-name="P28"><text:bookmark text:name="_t46c7pcl2b84"/><text:soft-page-break/>🥞Rails 4.2, Ruby 2.0…2.3, RSpec, PostgreSQL, DynamoDB, S3, ES, Mongo, Resque, DO, DataDog, Cloudwatch, NewRelic, Salesforce, JIRA, Bitbucket</text:p>
      <text:list xml:id="list13360328968926" text:continue-numbering="true" text:style-name="WWNum1">
        <text:list-item>
          <text:p text:style-name="P18">Contract with cloud intelligence company extended many times</text:p>
        </text:list-item>
        <text:list-item>
          <text:p text:style-name="P11"><text:span text:style-name="T8">Created time-series data collection &amp; analytics; events track change on internet</text:span></text:p>
        </text:list-item>
        <text:list-item>
          <text:p text:style-name="P11">C<text:span text:style-name="T8">reating devops tools to better utilize infrastructure &amp; manage costs</text:span></text:p>
        </text:list-item>
        <text:list-item>
          <text:p text:style-name="P11"><text:span text:style-name="T8">Advanced math to transform non-scalar data from AWS Alexa into a scalar digest</text:span></text:p>
        </text:list-item>
        <text:list-item>
          <text:p text:style-name="P11">Designed tools to m<text:span text:style-name="T8">onito</text:span>r<text:span text:style-name="T8">, log, benchmark, and automate internet monitoring robots</text:span></text:p>
        </text:list-item>
        <text:list-item>
          <text:p text:style-name="P11">Reporting tools utilized by<text:span text:style-name="T8"> many F100 enterprise customers</text:span></text:p>
        </text:list-item>
        <text:list-item>
          <text:p text:style-name="P11">Wrote <text:a xlink:type="simple" xlink:href="https://github.com/pboling/debug_logging" text:style-name="ListLabel_20_31" text:visited-style-name="ListLabel_20_31"><text:span text:style-name="T21">debug_logging</text:span></text:a> to find the cause of recursion during an hours-long process.</text:p>
        </text:list-item>
      </text:list>
      <text:p text:style-name="P10"/>
      <text:p text:style-name="P25"><text:bookmark text:name="_c3vyx59154lc"/><text:span text:style-name="T25">Principal Software Engineer ⦚ </text:span><text:a xlink:type="simple" xlink:href="https://boltthreads.com/" text:style-name="ListLabel_20_34" text:visited-style-name="ListLabel_20_34"><text:span text:style-name="T22">Bolt Threads</text:span></text:a><text:span text:style-name="T25"> ⦚ Sep 2017 - May 2018</text:span><draw:rect text:anchor-type="as-char" style:rel-width="100%" draw:z-index="6" draw:style-name="gr1" draw:text-style-name="P30" svg:width="0.0012in" svg:height="0.0213in"><text:p/></draw:rect></text:p>
      <text:p text:style-name="Heading_20_3"><text:bookmark text:name="_k2x60k27t6l3"/>🥞Rails 4.2…5.2, Ruby 2.3…2.5, RSpec, PostgreSQL, Jira, Ubuntu, OPC DA integrations</text:p>
      <text:list xml:id="list13359252354395" text:continue-numbering="true" text:style-name="WWNum1">
        <text:list-item>
          <text:p text:style-name="P11"><text:span text:style-name="T8">Maintenance of a legacy Lab Information Management System (LIMS)</text:span></text:p>
          <text:list>
            <text:list-item>
              <text:p text:style-name="P3"><text:span text:style-name="T8">analysis and selection of off-the-shelf replacement.</text:span></text:p>
            </text:list-item>
          </text:list>
        </text:list-item>
        <text:list-item>
          <text:p text:style-name="P11"><text:span text:style-name="T8">Interviewed candidates for Software Engineering leadership team</text:span></text:p>
          <text:list>
            <text:list-item>
              <text:p text:style-name="P3"><text:span text:style-name="T8">Vice President of Engineering, Director of Engineering, &amp; </text:span>others</text:p>
            </text:list-item>
          </text:list>
        </text:list-item>
        <text:list-item>
          <text:p text:style-name="P11"><text:span text:style-name="T8">Integration of Windows-based OPC DA services with LIMS via data sampling mechanisms</text:span></text:p>
        </text:list-item>
        <text:list-item>
          <text:p text:style-name="P11"><text:span text:style-name="T8">Instrumented a Stoll industrial knitting machine</text:span></text:p>
        </text:list-item>
        <text:list-item>
          <text:p text:style-name="P11"><text:span text:style-name="T8">Completed “Leadership Fundamentals” intensive training</text:span></text:p>
        </text:list-item>
      </text:list>
      <text:p text:style-name="P10"/>
      <text:p text:style-name="P25"><text:bookmark text:name="_y9topctynytv"/><text:span text:style-name="T25">Principal Software Engineer Team Lead ⦚ </text:span><text:a xlink:type="simple" xlink:href="https://invoice.2go.com/" text:style-name="ListLabel_20_34" text:visited-style-name="ListLabel_20_34"><text:span text:style-name="T22">Invoice2go</text:span></text:a><text:span text:style-name="T25"> ⦚ Jan 2016 - Feb 2017</text:span><draw:rect text:anchor-type="as-char" style:rel-width="100%" draw:z-index="7" draw:style-name="gr1" draw:text-style-name="P30" svg:width="0.0012in" svg:height="0.0213in"><text:p/></draw:rect></text:p>
      <text:p text:style-name="Heading_20_3"><text:bookmark text:name="_vndqpruecbpr"/>🥞Rails 4.2, Ruby 2.3, RSpec, AngularJS 1.4, PostgreSQL, S3, ElasticSearch, Redis, Sidekiq, CircleCI, Jenkins, Github Enterprise, ZenDesk, NewRelic</text:p>
      <text:list xml:id="list13358883852961" text:continue-numbering="true" text:style-name="WWNum1">
        <text:list-item>
          <text:p text:style-name="P9"><text:soft-page-break/>Managed and led<text:span text:style-name="T8"> web team in developing a revamped web app</text:span></text:p>
        </text:list-item>
        <text:list-item>
          <text:p text:style-name="P9">Managed automation team (developer tools)</text:p>
        </text:list-item>
        <text:list-item>
          <text:p text:style-name="P9">Participated in design of<text:span text:style-name="T8"> new service architecture</text:span></text:p>
        </text:list-item>
        <text:list-item>
          <text:p text:style-name="P9"><text:span text:style-name="T8">Design</text:span>ed<text:span text:style-name="T8"> JIRA process, workflows and screens, and integration with ZenDesk</text:span></text:p>
        </text:list-item>
        <text:list-item>
          <text:p text:style-name="P9">I<text:span text:style-name="T8">mplement</text:span>ed<text:span text:style-name="T8"> git branching strategy and supporting toolchain</text:span></text:p>
        </text:list-item>
        <text:list-item>
          <text:p text:style-name="P9">Built <text:span text:style-name="T8">sandboxed dev env and tiered deployed environments</text:span></text:p>
        </text:list-item>
        <text:list-item>
          <text:p text:style-name="P9"><text:span text:style-name="T8">Designed and implemented feature flags; allow</text:span>ed<text:span text:style-name="T8"> synch</text:span>’d <text:span text:style-name="T8">multi-client feature releases</text:span></text:p>
        </text:list-item>
        <text:list-item>
          <text:p text:style-name="P9">Promoted to Principal Engineer &amp; assigned l<text:span text:style-name="T8">eadership role in Jakarta office</text:span></text:p>
        </text:list-item>
      </text:list>
      <text:p text:style-name="P6"/>
      <text:p text:style-name="P25"><text:bookmark text:name="_ru9p3iw4gopw"/>Principal Software Engineer<text:span text:style-name="T25"> ⦚ </text:span><text:a xlink:type="simple" xlink:href="http://www.trumaker.com" text:style-name="ListLabel_20_34" text:visited-style-name="ListLabel_20_34"><text:span text:style-name="T22">Trumaker &amp; Co</text:span></text:a><text:span text:style-name="T25"> ⦚ Apr 2014 - Mar 2016</text:span><draw:rect text:anchor-type="as-char" style:rel-width="100%" draw:z-index="8" draw:style-name="gr1" draw:text-style-name="P30" svg:width="0.0012in" svg:height="0.0213in"><text:p/></draw:rect></text:p>
      <text:p text:style-name="Heading_20_3"><text:bookmark text:name="_jo4d971vcvt8"/>🥞Rails 3.2, Ruby 2.0…2.1, RSpec, React, Ember, Haml, Slim, SASS, PostgreSQL, S3, Sidekiq, TravisCI, Github, Salesforce, NewRelic, Heroku</text:p>
      <text:list xml:id="list13359669576999" text:continue-numbering="true" text:style-name="WWNum1">
        <text:list-item>
          <text:p text:style-name="P9"><text:span text:style-name="T8">Re</text:span>designed<text:span text:style-name="T8"> architecture of entire tech stack</text:span></text:p>
        </text:list-item>
        <text:list-item>
          <text:p text:style-name="P9"><text:span text:style-name="T8">Extract</text:span>ed<text:span text:style-name="T8"> front-end parts to ember-cli and react thin clients</text:span></text:p>
        </text:list-item>
        <text:list-item>
          <text:p text:style-name="P9"><text:span text:style-name="T8">Buil</text:span>t<text:span text:style-name="T8"> structured, authenticated, performant APIs, utilizing versioning and caching</text:span></text:p>
        </text:list-item>
        <text:list-item>
          <text:p text:style-name="P9"><text:span text:style-name="T8">Moderniz</text:span>ed<text:span text:style-name="T8"> versions of Ruby, Rails, and many critical gems</text:span></text:p>
        </text:list-item>
        <text:list-item>
          <text:p text:style-name="P9">S<text:span text:style-name="T8">upported launches of new product lines (blazers, ties, belts, pants, sweaters, tees, etc)</text:span></text:p>
        </text:list-item>
        <text:list-item>
          <text:p text:style-name="P9">Business logic for ordering<text:span text:style-name="T8">, </text:span>manufacturing, <text:span text:style-name="T8">shipping</text:span>, and inventory management</text:p>
        </text:list-item>
        <text:list-item>
          <text:p text:style-name="P9"><text:span text:style-name="T8">Designed and created a fully spec’d 12-state Lead CRM tool</text:span></text:p>
          <text:list>
            <text:list-item>
              <text:p text:style-name="P23"><text:span text:style-name="T8">Integrated Salesforce </text:span>w/ 2-way real-time sync <text:span text:style-name="T8">via my </text:span><text:a xlink:type="simple" xlink:href="https://rubygems.org/gems/celluloid-io-pg-listener" text:style-name="ListLabel_20_32" text:visited-style-name="ListLabel_20_32"><text:span text:style-name="T17">celluloid-io-pg-listener</text:span></text:a><text:span text:style-name="T8"> gem</text:span></text:p>
            </text:list-item>
          </text:list>
        </text:list-item>
        <text:list-item>
          <text:p text:style-name="P9"><text:span text:style-name="T8">Built a commissioned sales attribution framework support</text:span>ing<text:span text:style-name="T8"> point-in-time history</text:span></text:p>
        </text:list-item>
        <text:list-item>
          <text:p text:style-name="P9">F<text:span text:style-name="T8">actory patterned spec suite, add</text:span>ed<text:span text:style-name="T8"> thousands of additional tests</text:span></text:p>
        </text:list-item>
        <text:list-item>
          <text:p text:style-name="P9"><text:soft-page-break/>C<text:span text:style-name="T8">reated Thor deployment automation tool </text:span>to operationalize<text:span text:style-name="T8"> </text:span>critical<text:span text:style-name="T8"> sub-tasks</text:span></text:p>
        </text:list-item>
        <text:list-item>
          <text:p text:style-name="P9">Built front-end tools, and supporting gems, including <text:a xlink:type="simple" xlink:href="https://rubygems.org/gems/status_tag" text:style-name="ListLabel_20_31" text:visited-style-name="ListLabel_20_31"><text:span text:style-name="T21">status_tag</text:span></text:a>, and <text:a xlink:type="simple" xlink:href="https://rubygems.org/gems/destination_errors" text:style-name="ListLabel_20_31" text:visited-style-name="ListLabel_20_31"><text:span text:style-name="T21">destination_errors</text:span></text:a>.</text:p>
        </text:list-item>
      </text:list>
      <text:p text:style-name="P6"/>
      <text:p text:style-name="P25"><text:bookmark text:name="_pntfs1ljgiif"/><text:span text:style-name="T25">Principal Software Engineer ⦚ </text:span><text:a xlink:type="simple" xlink:href="https://9thbit.net" text:style-name="ListLabel_20_34" text:visited-style-name="ListLabel_20_34"><text:span text:style-name="T22">9thBit LLC</text:span></text:a><text:span text:style-name="T25"> ⦚ Aug 2013 - Nov 2014</text:span><draw:rect text:anchor-type="as-char" style:rel-width="100%" draw:z-index="9" draw:style-name="gr1" draw:text-style-name="P30" svg:width="0.0012in" svg:height="0.0213in"><text:p/></draw:rect></text:p>
      <text:p text:style-name="Heading_20_3"><text:bookmark text:name="_t6p1cr2v6tbe"/>🥞Ruby 1.8…2.1, CGI, FastCGI, Mail gem, RSpec, Oracle 11g, rbenv, bash, daemons, RedHat linux</text:p>
      <text:list xml:id="list13359141452034" text:continue-numbering="true" text:style-name="WWNum1">
        <text:list-item>
          <text:p text:style-name="P8"><text:span text:style-name="T8">Initial 9 month contact with </text:span><text:a xlink:type="simple" xlink:href="http://cpg.org" text:style-name="ListLabel_20_32" text:visited-style-name="ListLabel_20_32"><text:span text:style-name="T17">Church Pension Group</text:span></text:a><text:span text:style-name="T8"> extended </text:span>to<text:span text:style-name="T8"> project completion</text:span></text:p>
        </text:list-item>
        <text:list-item>
          <text:p text:style-name="P8"><text:span text:style-name="T2">Forensic analysis of 5 year old FastCGI ruby service layer</text:span></text:p>
        </text:list-item>
        <text:list-item>
          <text:p text:style-name="P8"><text:span text:style-name="T2">Created ruby service APIs to support many varied clients, </text:span><text:span text:style-name="T8">&amp;</text:span><text:span text:style-name="T2"> regression test suite</text:span></text:p>
        </text:list-item>
        <text:list-item>
          <text:p text:style-name="P8"><text:span text:style-name="T2">Implemented account lock and token expiry security </text:span><text:span text:style-name="T8">&amp; </text:span><text:span text:style-name="T2">automated enforcement</text:span></text:p>
        </text:list-item>
        <text:list-item>
          <text:p text:style-name="P8"><text:span text:style-name="T2">Upgraded daemon infrastructure</text:span>;<text:span text:style-name="T2"> improved software stack / `make` system</text:span></text:p>
        </text:list-item>
        <text:list-item>
          <text:p text:style-name="P8"><text:span text:style-name="T2">10x perf of internal services and trading systems for </text:span>$11B pension management</text:p>
          <text:list>
            <text:list-item>
              <text:p text:style-name="P4"><text:span text:style-name="T2">20 req/s </text:span>increased to &gt;<text:span text:style-name="T2"> 200 req/s</text:span></text:p>
            </text:list-item>
          </text:list>
        </text:list-item>
      </text:list>
      <text:p text:style-name="P7"/>
      <text:p text:style-name="P25"><text:bookmark text:name="_t2ntap5i99ac"/><text:span text:style-name="T25">Chief Technology Officer ⦚ </text:span><text:a xlink:type="simple" xlink:href="https://www.crunchbase.com/organization/acquaintable" text:style-name="ListLabel_20_34" text:visited-style-name="ListLabel_20_34"><text:span text:style-name="T22">Acquaintable</text:span></text:a><text:span text:style-name="T25"> ⦚ Jun 2012 - Oct 2013</text:span><draw:rect text:anchor-type="as-char" style:rel-width="100%" draw:z-index="10" draw:style-name="gr1" draw:text-style-name="P30" svg:width="0.0012in" svg:height="0.0213in"><text:p/></draw:rect></text:p>
      <text:p text:style-name="Heading_20_3"><text:bookmark text:name="_v4g7c26xqxxy"/>🥞Rails 3.2, JRuby 1.7, Ruby 1.9…2.0, RSpec, RequireJS, BackboneJS, MarionetteJS, Foundation, Slim, SASS, Neo4j, PostgreSQL, S3, Sidekiq, Unicorn, Puma, TravisCI, Github, Librato, NewRelic, Heroku</text:p>
      <text:list xml:id="list13358869361523" text:continue-numbering="true" text:style-name="WWNum1">
        <text:list-item>
          <text:p text:style-name="P11">Imagined and implemented<text:span text:style-name="T8"> </text:span>socially curated dating through FoF</text:p>
        </text:list-item>
        <text:list-item>
          <text:p text:style-name="P11"><text:span text:style-name="T8">Advised on all product and design decisions</text:span></text:p>
        </text:list-item>
        <text:list-item>
          <text:p text:style-name="P11"><text:span text:style-name="T8">Created matching engine with Neo4j + PostgreSQL data analysis algorithms</text:span></text:p>
        </text:list-item>
        <text:list-item>
          <text:p text:style-name="P11"><text:span text:style-name="T8">Mobile first, responsive </text:span>SPA<text:span text:style-name="T8">, with intuitive, touch-enabled mobile interface</text:span></text:p>
        </text:list-item>
        <text:list-item>
          <text:p text:style-name="P11"><text:span text:style-name="T8">Designed to provide an immediate experience within 10 seconds to new users</text:span></text:p>
        </text:list-item>
        <text:list-item>
          <text:p text:style-name="P11"><text:span text:style-name="T8">Accepted into Entrepreneurs Roundtable Accelerator Winter 2013 class (ERA - NYC)</text:span></text:p>
        </text:list-item>
        <text:list-item>
          <text:p text:style-name="P11"><text:soft-page-break/><text:span text:style-name="T8">Fully automated and self-correcting, no intervention required for final 4 months</text:span></text:p>
        </text:list-item>
        <text:list-item>
          <text:p text:style-name="P11">As co-founder, s<text:span text:style-name="T8">uccessful exit via </text:span>acquisition by Reveal (Microsoft Ventures backed)</text:p>
        </text:list-item>
      </text:list>
      <text:p text:style-name="P10"/>
      <text:p text:style-name="P25"><text:bookmark text:name="_pyuioxo0snac"/><text:span text:style-name="T25">Senior Software Engineer </text:span>Team Lead<text:span text:style-name="T25"> ⦚ </text:span><text:a xlink:type="simple" xlink:href="https://www.bloomberg.com" text:style-name="ListLabel_20_34" text:visited-style-name="ListLabel_20_34"><text:span text:style-name="T22">Bloomberg LP</text:span></text:a><text:span text:style-name="T25"> ⦚ Aug 2010 - Nov 2012</text:span><draw:rect text:anchor-type="as-char" style:rel-width="100%" draw:z-index="11" draw:style-name="gr1" draw:text-style-name="P30" svg:width="0.0012in" svg:height="0.0213in"><text:p/></draw:rect></text:p>
      <text:p text:style-name="Heading_20_3"><text:bookmark text:name="_enpaspohdt12"/>🥞Rails 2.3…3.2, Ruby 1.8…1.9, Grape, RSpec, RequireJS, Foundation, Slim, SASS, SOAP, Unicorn, Puma, TeamCity, Git</text:p>
      <text:list xml:id="list13360268901667" text:continue-numbering="true" text:style-name="WWNum1">
        <text:list-item>
          <text:p text:style-name="P11">Bloomberg Black’s <text:span text:style-name="T8">1</text:span><text:span text:style-name="T33">st</text:span><text:span text:style-name="T8"> Employee </text:span>-<text:span text:style-name="T8"> personal wealth </text:span>mgmt<text:span text:style-name="T8"> startup within Bloomberg</text:span></text:p>
        </text:list-item>
        <text:list-item>
          <text:p text:style-name="P11"><text:span text:style-name="T8">Interviewed and built a team of 1</text:span>0<text:span text:style-name="T8"> engineers</text:span></text:p>
        </text:list-item>
        <text:list-item>
          <text:p text:style-name="P11">B<text:span text:style-name="T8">uilt internal </text:span>libraries<text:span text:style-name="T8">:</text:span></text:p>
          <text:list>
            <text:list-item>
              <text:p text:style-name="P3">Ruby: <text:span text:style-name="T8">VCR </text:span>- <text:span text:style-name="T8">automated </text:span>curation of<text:span text:style-name="T8"> </text:span>SOAP<text:span text:style-name="T8"> interactions for service </text:span>isolation</text:p>
            </text:list-item>
            <text:list-item>
              <text:p text:style-name="P3"><text:span text:style-name="T8">Javascript: flyout menus, internally tabbed </text:span>SPA<text:span text:style-name="T8">, scrollspy, breadcrumbs</text:span></text:p>
            </text:list-item>
            <text:list-item>
              <text:p text:style-name="P3">Ruby: S<text:span text:style-name="T8">tyle guide En</text:span>forcer<text:span text:style-name="T8"> validated ruby namespaces against collisions</text:span></text:p>
            </text:list-item>
          </text:list>
        </text:list-item>
        <text:list-item>
          <text:p text:style-name="P11"><text:span text:style-name="T8">SOAP services interface &amp; generators; version dependency resolution Ruby </text:span>=&gt; <text:span text:style-name="T8">Java</text:span></text:p>
        </text:list-item>
        <text:list-item>
          <text:p text:style-name="P11"><text:span text:style-name="T8">Rack middleware for fast custom logging =&gt; Splunk, 10ms per request improvement</text:span></text:p>
        </text:list-item>
        <text:list-item>
          <text:p text:style-name="P11">Crafted <text:span text:style-name="T8">project </text:span>patterns for<text:span text:style-name="T8">: JS modules, </text:span>ruby<text:span text:style-name="T8"> </text:span>c<text:span text:style-name="T8">ells, presenters, </text:span>&amp;<text:span text:style-name="T8"> logic</text:span>-<text:span text:style-name="T8">free views</text:span></text:p>
        </text:list-item>
        <text:list-item>
          <text:p text:style-name="P11"><text:span text:style-name="T8">Spec infrastructure: created custom rspec matchers, acceptance tests, JS unit tests</text:span></text:p>
        </text:list-item>
        <text:list-item>
          <text:p text:style-name="P11"><text:span text:style-name="T8">CMS </text:span>FE and BE<text:span text:style-name="T8"> for dynamic content</text:span>, supporting SSR &amp; AJAX</text:p>
        </text:list-item>
        <text:list-item>
          <text:p text:style-name="P11"><text:span text:style-name="T8">Maintained platform interoperability – Windows, RedHat &amp; MacOS</text:span></text:p>
        </text:list-item>
        <text:list-item>
          <text:p text:style-name="P11"><text:span text:style-name="T34">Forked rack-bug; fixed and rewrote as </text:span><text:a xlink:type="simple" xlink:href="https://rubygems.org/gems/rack-insight" text:style-name="ListLabel_20_36" text:visited-style-name="ListLabel_20_36"><text:span text:style-name="T23">rack-insight</text:span></text:a><text:span text:style-name="T34"> gem</text:span></text:p>
        </text:list-item>
      </text:list>
      <text:p text:style-name="P10"/>
      <text:p text:style-name="P25"><text:bookmark text:name="_v10ut8ifg3wm"/>Senior Software Engineer Team Lead<text:span text:style-name="T25"> ⦚ </text:span><text:a xlink:type="simple" xlink:href="https://9thbit.net" text:style-name="ListLabel_20_34" text:visited-style-name="ListLabel_20_34"><text:span text:style-name="T22">9thBit LLC</text:span></text:a><text:span text:style-name="T25"> ⦚ Sep 2008 - Aug 2014</text:span><draw:rect text:anchor-type="as-char" style:rel-width="100%" draw:z-index="12" draw:style-name="gr1" draw:text-style-name="P30" svg:width="0.0012in" svg:height="0.0213in"><text:p/></draw:rect></text:p>
      <text:p text:style-name="Heading_20_3"><text:bookmark text:name="_n9enco8gmjo1"/>🥞Rails 2.0…2.3, Makandra Rails LTS, Ruby 1.8…2.2, RSpec, Haml, CSS, MySQL, Mongrel, Unicorn, TravisCI, Github, Redmine, NewRelic</text:p>
      <text:list xml:id="list13360922792848" text:continue-numbering="true" text:style-name="WWNum1">
        <text:list-item>
          <text:p text:style-name="P11"><text:soft-page-break/>Contract with <text:a xlink:type="simple" xlink:href="https://www.youtube.com/watch?v=b8f6mPkChrs" text:style-name="ListLabel_20_31" text:visited-style-name="ListLabel_20_31"><text:span text:style-name="T21">Timeperks</text:span></text:a> (early B2B2C DoorDash)</text:p>
        </text:list-item>
        <text:list-item>
          <text:p text:style-name="P11"><text:span text:style-name="T8">Mentored junior developers, and reviewed code</text:span></text:p>
        </text:list-item>
        <text:list-item>
          <text:p text:style-name="P11"><text:span text:style-name="T8">Built CX ghosting/masquerade tool</text:span></text:p>
        </text:list-item>
        <text:list-item>
          <text:p text:style-name="P11"><text:span text:style-name="T8">Created data reporting features, utiliz</text:span>ing<text:span text:style-name="T8"> my </text:span><text:a xlink:type="simple" xlink:href="https://rubygems.org/gems/csv_pirate" text:style-name="ListLabel_20_32" text:visited-style-name="ListLabel_20_32"><text:span text:style-name="T17">csv_pirate</text:span></text:a><text:span text:style-name="T8"> gem.</text:span></text:p>
        </text:list-item>
        <text:list-item>
          <text:p text:style-name="P11">Implemented th<text:span text:style-name="T8">ree-way marketplace payment</text:span>s via<text:span text:style-name="T8"> Amazon FPS</text:span>;</text:p>
          <text:list>
            <text:list-item>
              <text:p text:style-name="P3">B<text:span text:style-name="T8">ecame maintainer of </text:span><text:a xlink:type="simple" xlink:href="https://rubygems.org/gems/remit" text:style-name="ListLabel_20_32" text:visited-style-name="ListLabel_20_32"><text:span text:style-name="T17">remit</text:span></text:a><text:span text:style-name="T8"> gem</text:span></text:p>
            </text:list-item>
          </text:list>
        </text:list-item>
      </text:list>
      <text:p text:style-name="P12"/>
      <text:p text:style-name="P25"><text:bookmark text:name="_kd5j9raf77f7"/>Senior Software Engineer Team Lead<text:span text:style-name="T25"> ⦚ </text:span><text:a xlink:type="simple" xlink:href="https://www.bizapedia.com/in/sagebit-llc.html" text:style-name="ListLabel_20_34" text:visited-style-name="ListLabel_20_34"><text:span text:style-name="T22">Sagebit, LLC</text:span></text:a><text:span text:style-name="T25"> ⦚ Jun 2007 - Dec 2011</text:span><draw:rect text:anchor-type="as-char" style:rel-width="100%" draw:z-index="13" draw:style-name="gr1" draw:text-style-name="P30" svg:width="0.0012in" svg:height="0.0213in"><text:p/></draw:rect></text:p>
      <text:p text:style-name="Heading_20_3"><text:bookmark text:name="_aikqhadq9g5s"/>🥞Rails 1.2…3.1, Ruby 1.8…1.9, RSpec, Erb, Haml, CSS, jQuery, MySQL, Mongrel, Unicorn, Github, Redmine, Debian, Ubuntu</text:p>
      <text:list xml:id="list13359719056131" text:continue-numbering="true" text:style-name="WWNum1">
        <text:list-item>
          <text:p text:style-name="P18">Hired, mentored, trained team of 5 in Ruby, Rails, REST, and stateless programming</text:p>
          <text:list>
            <text:list-item>
              <text:p text:style-name="P1">Led team in building <text:a xlink:type="simple" xlink:href="https://www.radiobookmark.com/" text:style-name="ListLabel_20_31" text:visited-style-name="ListLabel_20_31"><text:span text:style-name="T21">RadioBookmark</text:span></text:a></text:p>
            </text:list-item>
          </text:list>
        </text:list-item>
        <text:list-item>
          <text:p text:style-name="P18"><text:span text:style-name="T8">Development, testing, deployment, and refactoring internal projects</text:span> (now offline)<text:span text:style-name="T8">:</text:span></text:p>
          <text:list>
            <text:list-item>
              <text:p text:style-name="P2">TeamClip – Youth sports team management with game video management</text:p>
            </text:list-item>
            <text:list-item>
              <text:p text:style-name="P2"><text:span text:style-name="T8">CartaBuzz – Find things to do near you</text:span></text:p>
            </text:list-item>
            <text:list-item>
              <text:p text:style-name="P2"><text:span text:style-name="T8">MonkeyStub – Get tickets to events fast</text:span></text:p>
            </text:list-item>
            <text:list-item>
              <text:p text:style-name="P2"><text:span text:style-name="T8">YetiMail – Snopes for Chain Letters / Spam / Phishing</text:span></text:p>
            </text:list-item>
            <text:list-item>
              <text:p text:style-name="P2">Media storage and retrieval engine; became contributor to RVideo project</text:p>
            </text:list-item>
          </text:list>
        </text:list-item>
        <text:list-item>
          <text:p text:style-name="P18"><text:span text:style-name="T8">Biggest contract was </text:span>in social networking -<text:span text:style-name="T8"> </text:span><text:a xlink:type="simple" xlink:href="http://asmallworld.com/" text:style-name="ListLabel_20_31" text:visited-style-name="ListLabel_20_31"><text:span text:style-name="T21">aSmallWorld</text:span></text:a><text:span text:style-name="T8">:</text:span></text:p>
          <text:list>
            <text:list-item>
              <text:p text:style-name="P2"><text:span text:style-name="T8">Led team of 10 developers converting old PHP site to Rails</text:span></text:p>
            </text:list-item>
            <text:list-item>
              <text:p text:style-name="P2"><text:span text:style-name="T8">Designed &amp; setup load balanced 32 server prod</text:span> env<text:span text:style-name="T8">,w/ </text:span>rolling deployments</text:p>
            </text:list-item>
            <text:list-item>
              <text:p text:style-name="P2"><text:span text:style-name="T8">Wrote forum, photo sharing, friend network presentation engines</text:span></text:p>
            </text:list-item>
            <text:list-item>
              <text:p text:style-name="P2"><text:soft-page-break/><text:span text:style-name="T8">Designed polymorphic basis for CMS</text:span></text:p>
            </text:list-item>
            <text:list-item>
              <text:p text:style-name="P2">Migrated<text:span text:style-name="T8"> legacy</text:span> tables<text:span text:style-name="T8"> to </text:span>modern<text:span text:style-name="T8"> data models</text:span></text:p>
            </text:list-item>
            <text:list-item>
              <text:p text:style-name="P2">O<text:span text:style-name="T8">ptimized SQL queries</text:span> <text:span text:style-name="T8">for negligible downtime during PHP -&gt; Rails migration</text:span></text:p>
            </text:list-item>
            <text:list-item>
              <text:p text:style-name="P2">Handled<text:span text:style-name="T8"> 2MM uniques per month, and 300K page views per day</text:span></text:p>
            </text:list-item>
            <text:list-item>
              <text:p text:style-name="P2"><text:span text:style-name="T8">Designed and implemented page and user tracking</text:span></text:p>
            </text:list-item>
            <text:list-item>
              <text:p text:style-name="P2"><text:span text:style-name="T8">Built advertising engine for Estee Lauder and Mercedes-Mclaren campaigns</text:span></text:p>
            </text:list-item>
          </text:list>
        </text:list-item>
      </text:list>
      <text:p text:style-name="P12"/>
      <text:p text:style-name="P25"><text:bookmark text:name="_cub3h7r4zzv"/>Senior Software Engineer<text:span text:style-name="T25"> ⦚ </text:span><text:a xlink:type="simple" xlink:href="https://9thbit.net" text:style-name="ListLabel_20_34" text:visited-style-name="ListLabel_20_34"><text:span text:style-name="T22">9thBit LLC</text:span></text:a><text:span text:style-name="T25"> ⦚ Dec 2009 - Jul 2010</text:span><draw:rect text:anchor-type="as-char" style:rel-width="100%" draw:z-index="14" draw:style-name="gr1" draw:text-style-name="P30" svg:width="0.0012in" svg:height="0.0213in"><text:p/></draw:rect></text:p>
      <text:p text:style-name="Heading_20_3"><text:bookmark text:name="_y3srlzlwsrib"/>🥞Rails 2.3, Ruby 1.9, RSpec, Memcached, EPub</text:p>
      <text:list xml:id="list13359661650222" text:continue-numbering="true" text:style-name="WWNum1">
        <text:list-item>
          <text:p text:style-name="P18">Contract with <text:a xlink:type="simple" xlink:href="http://biblegateway.com" text:style-name="ListLabel_20_31" text:visited-style-name="ListLabel_20_31"><text:span text:style-name="T21">BibleGateway, Zondervan</text:span></text:a> (Harper-Collins), a US top 10 website</text:p>
          <text:list>
            <text:list-item>
              <text:p text:style-name="P2">Initial contract was 6 months, but extended to completion of project</text:p>
            </text:list-item>
          </text:list>
        </text:list-item>
        <text:list-item>
          <text:p text:style-name="P11"><text:span text:style-name="T8">Developed Google-inspired search engine</text:span>, based on my gem <text:a xlink:type="simple" xlink:href="http://github.com/pboling/awesome_search" text:style-name="ListLabel_20_31" text:visited-style-name="ListLabel_20_31"><text:span text:style-name="T21">awesome_search</text:span></text:a></text:p>
        </text:list-item>
        <text:list-item>
          <text:p text:style-name="P11"><text:span text:style-name="T8">Created dynamic</text:span>, interactive CLI:</text:p>
          <text:list>
            <text:list-item>
              <text:p text:style-name="P3">I<text:span text:style-name="T8">mported hundreds of publications</text:span>, in many formats</text:p>
            </text:list-item>
            <text:list-item>
              <text:p text:style-name="P3">I<text:span text:style-name="T8">mproved quality of data, metadata, and data linkages</text:span></text:p>
            </text:list-item>
            <text:list-item>
              <text:p text:style-name="P3">I<text:span text:style-name="T8">ncrementally indexed publications with Solr / Sunspot</text:span></text:p>
            </text:list-item>
          </text:list>
        </text:list-item>
        <text:list-item>
          <text:p text:style-name="P11"><text:span text:style-name="T8">Implemented advanced exception handling and reporting</text:span></text:p>
        </text:list-item>
        <text:list-item>
          <text:p text:style-name="P11"><text:span text:style-name="T8">Developed t</text:span>ext<text:span text:style-name="T8"> parser</text:span>, raw<text:span text:style-name="T8"> </text:span>text to publishing quality <text:span text:style-name="T8">HTML</text:span> <text:span text:style-name="T8">decorated with footnotes</text:span></text:p>
        </text:list-item>
      </text:list>
      <text:p text:style-name="P10"/>
      <text:p text:style-name="P25"><text:bookmark text:name="_ovsu95jt1jvs"/><text:span text:style-name="T25">Software Engineer ⦚ </text:span><text:a xlink:type="simple" xlink:href="https://9thbit.net" text:style-name="ListLabel_20_34" text:visited-style-name="ListLabel_20_34"><text:span text:style-name="T22">9thBit LLC</text:span></text:a><text:span text:style-name="T25"> ⦚ Mar 2007 - Jul 2010</text:span><draw:rect text:anchor-type="as-char" style:rel-width="100%" draw:z-index="15" draw:style-name="gr1" draw:text-style-name="P30" svg:width="0.0012in" svg:height="0.0213in"><text:p/></draw:rect></text:p>
      <text:p text:style-name="Heading_20_3"><text:bookmark text:name="_yldyk8ng7p6v"/>🥞Rails 1.2…2.3, Ruby 1.8…1.9, MySQL, Redis, Redmine, DelayedJob, jQuery, AJAX, CSS, Debian, Ubuntu, Bash</text:p>
      <text:list xml:id="list13359984746146" text:continue-numbering="true" text:style-name="WWNum1">
        <text:list-item>
          <text:p text:style-name="P18"><text:soft-page-break/>Credit union web application</text:p>
          <text:list>
            <text:list-item>
              <text:p text:style-name="P2"><text:span text:style-name="T8">Integrations with several payment gateways and money transfer services</text:span></text:p>
            </text:list-item>
            <text:list-item>
              <text:p text:style-name="P2"><text:span text:style-name="T8">Clients could transfer money from other institutions</text:span></text:p>
            </text:list-item>
            <text:list-item>
              <text:p text:style-name="P2"><text:span text:style-name="T8">Clients could make online withdrawals to other institutions</text:span></text:p>
            </text:list-item>
            <text:list-item>
              <text:p text:style-name="P2"><text:span text:style-name="T8">Advanced fraud detection and prevention</text:span></text:p>
            </text:list-item>
            <text:list-item>
              <text:p text:style-name="P2"><text:span text:style-name="T8">Admin back-end systems for credit union staff to use</text:span></text:p>
            </text:list-item>
            <text:list-item>
              <text:p text:style-name="P2"><text:span text:style-name="T8">Interest calculation; Nightly audits and reconciliation on accounts</text:span></text:p>
            </text:list-item>
            <text:list-item>
              <text:p text:style-name="P2"><text:span text:style-name="T8">Document handling for KYC; Account statements, and ledgers</text:span></text:p>
            </text:list-item>
            <text:list-item>
              <text:p text:style-name="P2"><text:span text:style-name="T8">Notification system and support system, with knowledge base</text:span></text:p>
            </text:list-item>
            <text:list-item>
              <text:p text:style-name="P2"><text:span text:style-name="T8">All devops work, security hardening, server provisioning, backups, etc</text:span></text:p>
            </text:list-item>
            <text:list-item>
              <text:p text:style-name="P2"><text:span text:style-name="T8">$10</text:span>MM<text:span text:style-name="T8">+ in deposits and wire transfers</text:span></text:p>
            </text:list-item>
            <text:list-item>
              <text:p text:style-name="P2"><text:span text:style-name="T8">Thousands of accounts and users supported</text:span></text:p>
            </text:list-item>
          </text:list>
        </text:list-item>
        <text:list-item>
          <text:p text:style-name="P18">Legislator Contact Service</text:p>
          <text:list>
            <text:list-item>
              <text:p text:style-name="P2">L<text:span text:style-name="T8">etter writing, printing, and mailing </text:span>- physical letters as a service</text:p>
            </text:list-item>
            <text:list-item>
              <text:p text:style-name="P2">Mailings s<text:span text:style-name="T8">ent to</text:span> local, state, &amp; national <text:span text:style-name="T8">government officials</text:span></text:p>
            </text:list-item>
            <text:list-item>
              <text:p text:style-name="P2"><text:span text:style-name="T8">Geolocates users to determine correct legislators</text:span></text:p>
            </text:list-item>
          </text:list>
        </text:list-item>
      </text:list>
      <text:p text:style-name="P10"/>
      <text:p text:style-name="P25"><text:bookmark text:name="_nxc7e04umnyw"/><text:span text:style-name="T25">Software Engineer ⦚ </text:span><text:a xlink:type="simple" xlink:href="https://9thbit.net" text:style-name="ListLabel_20_34" text:visited-style-name="ListLabel_20_34"><text:span text:style-name="T22">9thBit LLC</text:span></text:a><text:span text:style-name="T25"> ⦚ Aug 2008 - Aug 2010</text:span><draw:rect text:anchor-type="as-char" style:rel-width="100%" draw:z-index="16" draw:style-name="gr1" draw:text-style-name="P30" svg:width="0.0012in" svg:height="0.0213in"><text:p/></draw:rect></text:p>
      <text:p text:style-name="Heading_20_3"><text:bookmark text:name="_mgicroppmzs"/>🥞Rails 2.1…2.3, Ruby 1.8…1.9, RSpec</text:p>
      <text:list xml:id="list13360125406550" text:continue-numbering="true" text:style-name="WWNum1">
        <text:list-item>
          <text:p text:style-name="P18">Profit-sharing contract with <text:a xlink:type="simple" xlink:href="https://www.crunchbase.com/organization/neighborino" text:style-name="ListLabel_20_32" text:visited-style-name="ListLabel_20_32"><text:span text:style-name="T17">Neighborino, LLC</text:span></text:a> (venture development)</text:p>
        </text:list-item>
        <text:list-item>
          <text:p text:style-name="P18">P<text:span text:style-name="T8">hoto uploading</text:span> &amp; <text:span text:style-name="T8">sharing, form handling, messaging, advertising services, calendaring</text:span></text:p>
        </text:list-item>
        <text:list-item>
          <text:p text:style-name="P18"><text:soft-page-break/><text:span text:style-name="T8">Created a mailer daemon system</text:span> to<text:span text:style-name="T8"> </text:span>send emails without end-user impact</text:p>
        </text:list-item>
      </text:list>
      <text:p text:style-name="P29"><text:bookmark text:name="_ful69bgdfvg3"/></text:p>
      <text:p text:style-name="P25"><text:bookmark text:name="_7647vhbsbucy"/><text:span text:style-name="T25">Software Engineer ⦚ </text:span><text:a xlink:type="simple" xlink:href="http://iac.iga.in.gov/iac/irtoc.htm" text:style-name="ListLabel_20_34" text:visited-style-name="ListLabel_20_34"><text:span text:style-name="T22">Legislative Services Agency</text:span></text:a><text:span text:style-name="T25"> ⦚ Apr 2006 - Jun 2007</text:span><draw:rect text:anchor-type="as-char" style:rel-width="100%" draw:z-index="17" draw:style-name="gr1" draw:text-style-name="P30" svg:width="0.0012in" svg:height="0.0213in"><text:p/></draw:rect></text:p>
      <text:p text:style-name="Heading_20_3"><text:bookmark text:name="_8fe374mqeb3o"/>🥞Rails 1.1…1.2, Ruby 1.8, Oracle 8i, 9i &amp; 10g, jQuery, AJAX, CSS, Redhat Linux, Windows IIS, XML, XSL, Tomcat, Cocoon, C#, Google search appliance</text:p>
      <text:list xml:id="list13360384988133" text:continue-numbering="true" text:style-name="WWNum1">
        <text:list-item>
          <text:p text:style-name="P11">Built<text:span text:style-name="T8"> </text:span><text:a xlink:type="simple" xlink:href="http://iac.iga.in.gov/iac/irtoc.htm" text:style-name="ListLabel_20_32" text:visited-style-name="ListLabel_20_32"><text:span text:style-name="T17">Indiana Register</text:span></text:a><text:span text:style-name="T8"> website</text:span> -<text:span text:style-name="T8"> automatically publishes all official legislative documents</text:span></text:p>
          <text:list>
            <text:list-item>
              <text:p text:style-name="P3">15+ years on it is still beautiful, functional, fast, and timeless!</text:p>
            </text:list-item>
            <text:list-item>
              <text:p text:style-name="P3">C<text:span text:style-name="T8">reated search feature backed by a Google Mini search appliance</text:span></text:p>
            </text:list-item>
            <text:list-item>
              <text:p text:style-name="P3">Started work on <text:span text:style-name="T8">Section 508 compliance (accessibility)</text:span></text:p>
            </text:list-item>
            <text:list-item>
              <text:p text:style-name="P3">B<text:span text:style-name="T8">atch and shell scripts for automatic publishing of official documents</text:span></text:p>
            </text:list-item>
            <text:list-item>
              <text:p text:style-name="P3"><text:span text:style-name="T8">Designed layout, and created CSS</text:span></text:p>
            </text:list-item>
          </text:list>
        </text:list-item>
        <text:list-item>
          <text:p text:style-name="P11"><text:span text:style-name="T8">Created Indiana General Assembly's internal call center application</text:span></text:p>
          <text:list>
            <text:list-item>
              <text:p text:style-name="P3">R<text:span text:style-name="T8">unning House, Senate, and LSA call centers</text:span></text:p>
            </text:list-item>
            <text:list-item>
              <text:p text:style-name="P3">Worked directly with <text:a xlink:type="simple" xlink:href="https://discuss.rubyonrails.org/t/iis-new-fastcgi-support-and-rails/5614/5" text:style-name="ListLabel_20_31" text:visited-style-name="ListLabel_20_31"><text:span text:style-name="T21">Microsoft’s IIS team</text:span></text:a> to:</text:p>
              <text:list>
                <text:list-item>
                  <text:p text:style-name="P3">get Ruby, FastCGI, and Rails <text:a xlink:type="simple" xlink:href="https://markmail.org/message/tvkxqnpjltu5xvtk#query:+page:1+mid:tvkxqnpjltu5xvtk+state:results" text:style-name="ListLabel_20_31" text:visited-style-name="ListLabel_20_31"><text:span text:style-name="T21">working</text:span></text:a><text:span text:style-name="T8"> on Windows Server 2003</text:span></text:p>
                </text:list-item>
              </text:list>
            </text:list-item>
            <text:list-item>
              <text:p text:style-name="P2">World’s first(?) Cisco IPCC &amp; PBX integration with a Rails app</text:p>
            </text:list-item>
            <text:list-item>
              <text:p text:style-name="P3"><text:span text:style-name="T8">AJAX address based lookup of senate and house districts for constituents</text:span></text:p>
            </text:list-item>
            <text:list-item>
              <text:p text:style-name="P3">Constituent <text:span text:style-name="T8">issue tracking</text:span>; automated <text:span text:style-name="T8">daily summary email to legislators</text:span></text:p>
            </text:list-item>
          </text:list>
        </text:list-item>
      </text:list>
      <text:p text:style-name="P10"/>
      <text:p text:style-name="P25"><text:bookmark text:name="_4c7cr2d42n7q"/><text:span text:style-name="T25">Software Engineer ⦚ </text:span><text:a xlink:type="simple" xlink:href="https://www.dandb.com/businessdirectory/panetherllc-indianapolis-in-22285441.html" text:style-name="ListLabel_20_34" text:visited-style-name="ListLabel_20_34"><text:span text:style-name="T22">PanEther, LLC</text:span></text:a><text:span text:style-name="T25"> ⦚ Dec 2005 - Mar 2007</text:span><draw:rect text:anchor-type="as-char" style:rel-width="100%" draw:z-index="18" draw:style-name="gr1" draw:text-style-name="P30" svg:width="0.0012in" svg:height="0.0213in"><text:p/></draw:rect></text:p>
      <text:p text:style-name="Heading_20_3"><text:bookmark text:name="_rmq607tvw3bp"/>🥞Rails 0.14…1.2, Ruby 1.8, Nginx, Mongrel Cluster, Lighttpd, MySQL, Memcached, Redmine, jQuery, AJAX, CSS, Debian, Ubuntu, Bash</text:p>
      <text:list xml:id="list13360047133204" text:continue-numbering="true" text:style-name="WWNum1">
        <text:list-item>
          <text:p text:style-name="P18"><text:span text:style-name="T8">Built a fantasy football website for a client</text:span></text:p>
        </text:list-item>
      </text:list>
      <text:p text:style-name="P10"><text:soft-page-break/></text:p>
      <text:p text:style-name="P25"><text:bookmark text:name="_ciry1r2umaos"/>Associate <text:span text:style-name="T25">Software Engineer ⦚ </text:span><text:a xlink:type="simple" xlink:href="https://www.dandb.com/businessdirectory/panetherllc-indianapolis-in-22285441.html" text:style-name="ListLabel_20_34" text:visited-style-name="ListLabel_20_34"><text:span text:style-name="T22">Optivel, Inc</text:span></text:a><text:span text:style-name="T25"> ⦚ Dec 2004 - Apr 2006</text:span><draw:rect text:anchor-type="as-char" style:rel-width="100%" draw:z-index="19" draw:style-name="gr1" draw:text-style-name="P30" svg:width="0.0012in" svg:height="0.0213in"><text:p/></draw:rect></text:p>
      <text:p text:style-name="Heading_20_3"><text:bookmark text:name="_vogv1hksmmup"/>🥞Rails 0.10…1.1, Ruby 1.8, Mongrel, MySQL, Memcached, Bugzilla, Bash, PHP, Java, Perl, Scheme, Nagios, Debian, apt</text:p>
      <text:list xml:id="list13359220718934" text:continue-numbering="true" text:style-name="WWNum1">
        <text:list-item>
          <text:p text:style-name="P18"><text:span text:style-name="T8">Primary developer on first</text:span> open-source,<text:span text:style-name="T8"> Rails-based, ticketing system</text:span>: <text:a xlink:type="simple" xlink:href="https://sourceforge.net/projects/simpleticket/" text:style-name="ListLabel_20_31" text:visited-style-name="ListLabel_20_31"><text:span text:style-name="T21">SimpleTicket</text:span></text:a></text:p>
        </text:list-item>
        <text:list-item>
          <text:p text:style-name="P18">B<text:span text:style-name="T8">uilt a time tracking app in Rails</text:span></text:p>
        </text:list-item>
        <text:list-item>
          <text:p text:style-name="P18"><text:span text:style-name="T8">Built an “AirBnB for Airplanes” in PhP</text:span></text:p>
        </text:list-item>
        <text:list-item>
          <text:p text:style-name="P18"><text:span text:style-name="T8">Managed a Debian apt repository mirror</text:span></text:p>
        </text:list-item>
        <text:list-item>
          <text:p text:style-name="P18"><text:span text:style-name="T8">Built and maintained internal debian packages for:</text:span></text:p>
          <text:list>
            <text:list-item>
              <text:p text:style-name="P2">C<text:span text:style-name="T8">onfiguration synchronization, key rotation, and automated backups</text:span></text:p>
            </text:list-item>
          </text:list>
        </text:list-item>
      </text:list>
      <text:p text:style-name="P6"/>
      <text:p text:style-name="P25"><text:bookmark text:name="_k5uuoi4hvp7f"/><text:span text:style-name="T25">Volunteer Work</text:span><draw:rect text:anchor-type="as-char" style:rel-width="100%" draw:z-index="20" draw:style-name="gr1" draw:text-style-name="P30" svg:width="0.0012in" svg:height="0.0213in"><text:p/></draw:rect></text:p>
      <text:p text:style-name="P7">H<text:span text:style-name="T8">elping refugees </text:span>of <text:span text:style-name="T8">Liberian civil wars re-establish themselves since 2013.</text:span> R<text:span text:style-name="T8">ent apartments, purchase land, build cinder block homes, </text:span>r<text:span text:style-name="T8">epatriat</text:span>ion where possible<text:span text:style-name="T8">, find gainful employment, and build self-sufficiency by farming and husbandry.</text:span><text:span text:style-name="T2"> </text:span>Relocation<text:span text:style-name="T8"> through UN programs, mostly to Canada and Australia, for those who can</text:span>’t repatriate<text:span text:style-name="T8">. </text:span>First repatriated, Benjamin<text:span text:style-name="T8">, registered </text:span>a<text:span text:style-name="T8"> Liberian NGO </text:span><text:a xlink:type="simple" xlink:href="https://www.facebook.com/hope.for.tomorrow.liberia/" text:style-name="ListLabel_20_32" text:visited-style-name="ListLabel_20_32"><text:span text:style-name="T17">Hope For Tomorrow</text:span></text:a> in 2015<text:span text:style-name="T8">. </text:span>A<text:span text:style-name="T8">ssist dozens of refugees to repatriate</text:span>,<text:span text:style-name="T8"> relocate, and stabilize each year.</text:span></text:p>
      <text:p text:style-name="P7"/>
      <text:p text:style-name="P7">C<text:span text:style-name="T2">o-founde</text:span>d<text:span text:style-name="T2"> </text:span><text:a xlink:type="simple" xlink:href="http://wordtree.org" text:style-name="ListLabel_20_31" text:visited-style-name="ListLabel_20_31"><text:span text:style-name="T21">WordTree Foundation</text:span></text:a> in 2013<text:span text:style-name="T2">. Working on algorithms to enable scientific analysis (e.g. </text:span><text:span text:style-name="T8">n-</text:span><text:span text:style-name="T2">gram) of provenance and shared influence </text:span>between <text:span text:style-name="T2">literary works</text:span>. Particular focus on pre-modern literature to understand how<text:span text:style-name="T2"> human thought has evolved. All code is </text:span><text:a xlink:type="simple" xlink:href="http://github.com/wordtreefoundation" text:style-name="ListLabel_20_31" text:visited-style-name="ListLabel_20_31"><text:span text:style-name="T21">free and open source</text:span></text:a>.</text:p>
      <text:p text:style-name="P7"/>
      <text:p text:style-name="P25"><text:bookmark text:name="_9o6d72ur3521"/><text:span text:style-name="T25">Human Language Fluency</text:span><draw:rect text:anchor-type="as-char" style:rel-width="100%" draw:z-index="21" draw:style-name="gr1" draw:text-style-name="P30" svg:width="0.0012in" svg:height="0.0213in"><text:p/></draw:rect></text:p>
      <text:p text:style-name="P7"><text:span text:style-name="T2">English (native)<text:tab/><text:tab/></text:span><text:span text:style-name="T8"><text:tab/></text:span><text:span text:style-name="T2">Spanish (fluent)<text:tab/><text:tab/><text:tab/>Portuguese (fluent)</text:span></text:p>
      <text:p text:style-name="P7"><text:span text:style-name="T8">Indonesian (conversational)</text:span></text:p>
      <text:p text:style-name="P7"/>
      <text:p text:style-name="P25"><text:bookmark text:name="_kxxphgzbmjqq"/><text:span text:style-name="T25">Honors</text:span><draw:rect text:anchor-type="as-char" style:rel-width="100%" draw:z-index="22" draw:style-name="gr1" draw:text-style-name="P30" svg:width="0.0012in" svg:height="0.0213in"><text:p/></draw:rect></text:p>
      <text:list xml:id="list13360021275608" text:continue-numbering="true" text:style-name="WWNum1">
        <text:list-item>
          <text:p text:style-name="P18"><text:span text:style-name="T5">2x </text:span><text:span text:style-name="T2">Dean’s Honor List for Computer Sc</text:span>ience<text:span text:style-name="T2">, Ball State University</text:span></text:p>
        </text:list-item>
        <text:list-item>
          <text:p text:style-name="P18"><text:soft-page-break/><text:span text:style-name="T2">Indiana Core 40 Honors Diploma, Muncie Central High School</text:span></text:p>
        </text:list-item>
        <text:list-item>
          <text:p text:style-name="P18"><text:span text:style-name="T8">Eagle Scout - Boy Scouts of America</text:span></text:p>
        </text:list-item>
      </text:list>
      <text:p text:style-name="P7"/>
      <text:p text:style-name="P25"><text:bookmark text:name="_11x8xjg3f56k"/><text:span text:style-name="T25">Education</text:span><draw:rect text:anchor-type="as-char" style:rel-width="100%" draw:z-index="23" draw:style-name="gr1" draw:text-style-name="P30" svg:width="0.0012in" svg:height="0.0213in"><text:p/></draw:rect></text:p>
      <text:list xml:id="list13359261062033" text:continue-numbering="true" text:style-name="WWNum1">
        <text:list-item>
          <text:p text:style-name="P18"><text:span text:style-name="T2">Ball State University, CS</text:span><text:span text:style-name="T6">(*</text:span>)<text:span text:style-name="T2">, Science &amp; Humanities, Muncie, IN</text:span></text:p>
        </text:list-item>
        <text:list-item>
          <text:p text:style-name="P18"><text:span text:style-name="T2">Purdue University, MIS</text:span><text:span text:style-name="T6">(*)</text:span><text:span text:style-name="T2">, Science &amp; Eng. Tech., Lafayette, IN</text:span></text:p>
        </text:list-item>
        <text:list-item>
          <text:p text:style-name="P18">… returned to Ball State, CS(*) for a couple more years…</text:p>
        </text:list-item>
        <text:list-item>
          <text:p text:style-name="P18"><text:span text:style-name="T2">Purdue University, CIT</text:span><text:span text:style-name="T6">(*)</text:span><text:span text:style-name="T2">, Engineering Technology, </text:span>Indianapolis<text:span text:style-name="T2">, IN</text:span></text:p>
        </text:list-item>
      </text:list>
      <text:p text:style-name="P7"><text:span text:style-name="T27">(</text:span><text:span text:style-name="T3">*)</text:span><text:span text:style-name="T2"> College part-time, </text:span>worked full-time, as<text:span text:style-name="T2"> a flat-top roofer, </text:span><text:span text:style-name="T8">tech support analyst, </text:span><text:span text:style-name="T2">sys-admin, </text:span>then<text:span text:style-name="T2"> web developer. Switching school</text:span>s, and switching majors, as my career demanded, left me just shy<text:span text:style-name="T2"> of a degree</text:span> forevermore.</text:p>
      <text:p text:style-name="P7"/>
      <text:p text:style-name="P25"><text:bookmark text:name="_jiw5lrxjxrah"/><text:span text:style-name="T25">Certifications</text:span><draw:rect text:anchor-type="as-char" style:rel-width="100%" draw:z-index="24" draw:style-name="gr1" draw:text-style-name="P30" svg:width="0.0012in" svg:height="0.0213in"><text:p/></draw:rect></text:p>
      <text:p text:style-name="P10"><text:span text:style-name="T8">Barista, Certified &amp; Licensed in Australia by </text:span><text:span text:style-name="T9">CBD College, Sydney, RTO# 91399</text:span></text:p>
      <text:list xml:id="list2683699493" text:style-name="WWNum3">
        <text:list-item>
          <text:p text:style-name="P24"><text:span text:style-name="T9">SITHFAB005 - Prepare and serve espresso coffee</text:span></text:p>
        </text:list-item>
        <text:list-item>
          <text:p text:style-name="P24"><text:span text:style-name="T9">SITXFSA001 - Use hygienic practices for food safety</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efefef"/>
      <style:paragraph-properties fo:margin-left="0in" fo:margin-right="0in" fo:text-align="center" style:justify-single-word="false" fo:text-indent="0in" style:auto-text-indent="false" fo:background-color="#efefef" fo:padding="0.028in" fo:border="1.5pt solid #ffffff"/>
      <style:text-properties fo:color="#274e13"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text-indent="0in" style:auto-text-indent="false"/>
      <style:text-properties fo:font-size="7pt" style:font-size-asian="7pt" style:font-size-complex="7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0pt" style:font-size-asian="10pt" style:font-size-complex="10pt"/>
    </style:style>
    <style:style style:name="ListLabel_20_30" style:display-name="ListLabel 30" style:family="text">
      <style:text-properties fo:color="#1155cc"/>
    </style:style>
    <style:style style:name="ListLabel_20_31" style:display-name="ListLabel 31" style:family="text">
      <style:text-properties fo:color="#1155cc" style:text-underline-style="solid" style:text-underline-width="auto" style:text-underline-color="font-color"/>
    </style:style>
    <style:style style:name="ListLabel_20_32" style:display-name="ListLabel 32" style:family="text">
      <style:text-properties fo:color="#1155cc" style:font-name="Calibri" fo:font-family="Calibri" style:font-family-generic="roman" style:font-pitch="variable" fo:font-size="11pt" style:text-underline-style="solid" style:text-underline-width="auto" style:text-underline-color="font-color"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33" style:display-name="ListLabel 33" style:family="text">
      <style:text-properties fo:color="#1155cc"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ListLabel_20_34" style:display-name="ListLabel 34" style:family="text">
      <style:text-properties fo:color="#1155cc" fo:font-size="12pt" style:text-underline-style="solid" style:text-underline-width="auto" style:text-underline-color="font-color" style:font-size-asian="12pt" style:font-size-complex="12pt"/>
    </style:style>
    <style:style style:name="ListLabel_20_35" style:display-name="ListLabel 35" style:family="text">
      <style:text-properties fo:color="#1155cc" style:font-name="Calibri" fo:font-family="Calibri" style:font-family-generic="roman" style:font-pitch="variable" fo:font-size="11pt" style:text-underline-style="solid" style:text-underline-width="auto" style:text-underline-color="font-color"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fo:background-color="#ffffff"/>
    </style:style>
    <style:style style:name="ListLabel_20_36" style:display-name="ListLabel 36"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37" style:display-name="ListLabel 3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39" meta:word-count="2673" meta:character-count="17412" meta:non-whitespace-character-count="15140"/>
    <meta:generator>LibreOfficeDev/6.0.5.2$Linux_X86_64 LibreOffice_project/</meta:generator>
  </office:meta>
</office:document-meta>
</file>